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20000000200D1093E7.gif"/>
  <manifest:file-entry manifest:media-type="image/png" manifest:full-path="Pictures/10000000000001A5000001427B19CA17.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 svg:font-family="'Arial Unicode MS'"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ahoma" svg:font-family="Tahoma" style:font-adornments="Normal" style:font-family-generic="swiss" style:font-pitch="variable"/>
    <style:font-face style:name="Times New Roman3" svg:font-family="'Times New Roman'" style:font-family-generic="swiss" style:font-pitch="variable"/>
  </office:font-face-decls>
  <office:automatic-styles>
    <style:style style:name="Operations" style:family="table">
      <style:table-properties style:width="5.9056in" table:align="center" fo:keep-with-next="always" style:may-break-between-rows="false"/>
    </style:style>
    <style:style style:name="Operations.A" style:family="table-column">
      <style:table-column-properties style:column-width="2.9528in"/>
    </style:style>
    <style:style style:name="Operations.A1" style:family="table-cell">
      <style:table-cell-properties fo:background-color="#ccccff" fo:padding="0.0785in" fo:border-left="0.0007in solid #000000" fo:border-right="none" fo:border-top="0.0007in solid #000000" fo:border-bottom="0.0007in solid #000000">
        <style:background-image/>
      </style:table-cell-properties>
    </style:style>
    <style:style style:name="Operations.B1" style:family="table-cell">
      <style:table-cell-properties fo:background-color="#ccccff" fo:padding="0.0785in" fo:border="0.0007in solid #000000">
        <style:background-image/>
      </style:table-cell-properties>
    </style:style>
    <style:style style:name="Operations.A2" style:family="table-cell">
      <style:table-cell-properties fo:background-color="transparent" fo:padding="0.0785in" fo:border-left="0.0007in solid #000000" fo:border-right="none" fo:border-top="none" fo:border-bottom="none">
        <style:background-image/>
      </style:table-cell-properties>
    </style:style>
    <style:style style:name="Operations.B2" style:family="table-cell">
      <style:table-cell-properties fo:padding="0.0785in" fo:border-left="0.0007in solid #000000" fo:border-right="0.0007in solid #000000" fo:border-top="none" fo:border-bottom="none"/>
    </style:style>
    <style:style style:name="Operations.A3" style:family="table-cell">
      <style:table-cell-properties fo:background-color="transparent" fo:padding="0.0785in" fo:border-left="0.0007in solid #000000" fo:border-right="none" fo:border-top="none" fo:border-bottom="0.0007in solid #000000">
        <style:background-image/>
      </style:table-cell-properties>
    </style:style>
    <style:style style:name="Operations.B3" style:family="table-cell">
      <style:table-cell-properties fo:padding="0.0785in" fo:border-left="0.0007in solid #000000" fo:border-right="0.0007in solid #000000" fo:border-top="none" fo:border-bottom="0.0007in solid #000000"/>
    </style:style>
    <style:style style:name="P1" style:family="paragraph" style:parent-style-name="Standard" style:master-page-name="First_20_Page"/>
    <style:style style:name="P2"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Contents_20_Heading" style:master-page-name="Standard"/>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List_20_1_20_Start" style:list-style-name="List_20_1"/>
    <style:style style:name="P8" style:family="paragraph" style:parent-style-name="List_20_2_20_Start" style:list-style-name="List_20_1"/>
    <style:style style:name="P9" style:family="paragraph" style:parent-style-name="List_20_2_20_Cont." style:list-style-name="List_20_1"/>
    <style:style style:name="P10" style:family="paragraph" style:parent-style-name="List_20_2_20_End" style:list-style-name="List_20_1"/>
    <style:style style:name="P11" style:family="paragraph" style:parent-style-name="List_20_1_20_Cont." style:list-style-name="List_20_1"/>
    <style:style style:name="P12" style:family="paragraph" style:parent-style-name="List_20_1_20_End" style:list-style-name="List_20_1"/>
    <style:style style:name="P13" style:family="paragraph" style:parent-style-name="Standard" style:list-style-name="List_20_1"/>
    <style:style style:name="P14" style:family="paragraph" style:parent-style-name="Text_20_body_20_indent" style:master-page-name="">
      <style:paragraph-properties fo:keep-with-next="always"/>
    </style:style>
    <style:style style:name="P15" style:family="paragraph" style:parent-style-name="Text_20_body_20_indent">
      <style:paragraph-properties fo:text-align="center" style:justify-single-word="false"/>
    </style:style>
    <style:style style:name="P16" style:family="paragraph" style:parent-style-name="Text_20_body">
      <style:paragraph-properties fo:margin-top="0in" fo:margin-bottom="0in"/>
    </style:style>
    <style:style style:name="P17" style:family="paragraph" style:parent-style-name="List_20_1_20_Start" style:list-style-name="List_20_1">
      <style:paragraph-properties fo:margin-top="0.0783in" fo:margin-bottom="0in">
        <style:tab-stops>
          <style:tab-stop style:position="0.9839in"/>
        </style:tab-stops>
      </style:paragraph-properties>
    </style:style>
    <style:style style:name="P18" style:family="paragraph" style:parent-style-name="List_20_1_20_Cont." style:list-style-name="List_20_1">
      <style:paragraph-properties fo:margin-top="0in" fo:margin-bottom="0in">
        <style:tab-stops>
          <style:tab-stop style:position="0.9839in"/>
        </style:tab-stops>
      </style:paragraph-properties>
    </style:style>
    <style:style style:name="P19" style:family="paragraph" style:parent-style-name="List_20_2_20_Start" style:list-style-name="List_20_2">
      <style:paragraph-properties fo:margin-top="0in" fo:margin-bottom="0in">
        <style:tab-stops>
          <style:tab-stop style:position="0.7319in"/>
        </style:tab-stops>
      </style:paragraph-properties>
    </style:style>
    <style:style style:name="P20" style:family="paragraph" style:parent-style-name="List_20_2_20_Cont." style:list-style-name="List_20_2">
      <style:paragraph-properties fo:margin-top="0in" fo:margin-bottom="0in">
        <style:tab-stops>
          <style:tab-stop style:position="0.7319in"/>
        </style:tab-stops>
      </style:paragraph-properties>
    </style:style>
    <style:style style:name="P21" style:family="paragraph" style:parent-style-name="List_20_1_20_End" style:list-style-name="List_20_1">
      <style:paragraph-properties fo:margin-top="0in" fo:margin-bottom="0.1965in">
        <style:tab-stops>
          <style:tab-stop style:position="0.9839in"/>
        </style:tab-stops>
      </style:paragraph-properties>
    </style:style>
    <style:style style:name="P22" style:family="paragraph" style:parent-style-name="Code">
      <style:paragraph-properties fo:margin-left="0in" fo:margin-right="0in" fo:text-indent="0in" style:auto-text-indent="false"/>
    </style:style>
    <style:style style:name="P23" style:family="paragraph" style:parent-style-name="Text_20_body">
      <style:text-properties fo:color="#000000"/>
    </style:style>
    <style:style style:name="P24" style:family="paragraph" style:parent-style-name="Code">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style>
    <style:style style:name="P26" style:family="paragraph" style:parent-style-name="Code_20_end">
      <style:paragraph-properties fo:margin-left="0in" fo:margin-right="0in" fo:text-indent="0in" style:auto-text-indent="false"/>
    </style:style>
    <style:style style:name="P27" style:family="paragraph" style:parent-style-name="Text_20_body">
      <style:text-properties style:font-name="Arial" style:font-name-asian="Arial" style:font-name-complex="Arial"/>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9" style:family="paragraph">
      <style:paragraph-properties fo:margin-left="0in" fo:margin-right="0in" fo:text-align="center" fo:text-indent="0in"/>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0pt" fo:language="fr" fo:country="FR" fo:font-style="normal" fo:text-shadow="none" style:text-underline-style="none" fo:font-weight="bold"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31" style:family="paragraph" style:parent-style-name="Code_20_begin">
      <style:paragraph-properties fo:margin-left="0in" fo:margin-right="0in" fo:text-indent="0in" style:auto-text-indent="false"/>
      <style:text-properties fo:font-weight="normal" style:font-weight-asian="normal" style:font-weight-complex="normal"/>
    </style:style>
    <style:style style:name="P32" style:family="paragraph" style:parent-style-name="Code">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_20_indent">
      <style:paragraph-properties fo:margin-top="0in" fo:margin-bottom="0in"/>
    </style:style>
    <style:style style:name="P34" style:family="paragraph" style:parent-style-name="Table_20_Contents">
      <style:paragraph-properties fo:margin-top="0in" fo:margin-bottom="0.0398in" fo:text-align="justify" style:justify-single-word="false">
        <style:tab-stops/>
      </style:paragraph-properties>
      <style:text-properties style:font-name="Times New Roman" fo:font-style="italic" fo:font-weight="normal" style:font-style-asian="italic" style:font-weight-asian="normal" style:font-style-complex="italic" style:font-weight-complex="normal"/>
    </style:style>
    <style:style style:name="P35" style:family="paragraph" style:parent-style-name="Table_20_Contents" style:list-style-name="List_20_1">
      <style:paragraph-properties fo:margin-left="0in" fo:margin-right="0in" fo:text-align="justify" style:justify-single-word="false" fo:text-indent="0in" style:auto-text-indent="false">
        <style:tab-stops/>
      </style:paragraph-properties>
    </style:style>
    <style:style style:name="P36" style:family="paragraph" style:parent-style-name="Table_20_Contents" style:list-style-name="List_20_1">
      <style:paragraph-properties fo:margin-left="0in" fo:margin-right="0in" fo:text-align="justify" style:justify-single-word="false" fo:text-indent="0in" style:auto-text-indent="false"/>
    </style:style>
    <style:style style:name="P37" style:family="paragraph" style:parent-style-name="Table_20_Contents">
      <style:paragraph-properties fo:text-align="justify" style:justify-single-word="false">
        <style:tab-stops/>
      </style:paragraph-properties>
      <style:text-properties style:font-name="Times New Roman" fo:font-style="italic" style:font-style-asian="italic" style:font-style-complex="italic"/>
    </style:style>
    <style:style style:name="P38" style:family="paragraph" style:parent-style-name="Table_20_Contents" style:list-style-name="List_20_1">
      <style:paragraph-properties fo:text-align="justify" style:justify-single-word="false">
        <style:tab-stops/>
      </style:paragraph-properties>
      <style:text-properties style:font-name="Times New Roman" fo:font-style="italic" style:font-style-asian="italic" style:font-style-complex="italic"/>
    </style:style>
    <style:style style:name="P39" style:family="paragraph" style:parent-style-name="Code_20_begin" style:list-style-name="List_20_1">
      <style:paragraph-properties fo:margin-left="0.1965in" fo:margin-right="0in" fo:margin-top="0.1181in" fo:margin-bottom="0.0783in" fo:text-indent="0in" style:auto-text-indent="false"/>
    </style:style>
    <style:style style:name="P40" style:family="paragraph" style:parent-style-name="Code" style:list-style-name="List_20_1">
      <style:paragraph-properties fo:margin-left="0.1965in" fo:margin-right="0in" fo:margin-top="0in" fo:margin-bottom="0.0783in" fo:text-indent="0in" style:auto-text-indent="false"/>
    </style:style>
    <style:style style:name="P41" style:family="paragraph" style:parent-style-name="Code_20_end" style:list-style-name="List_20_1">
      <style:paragraph-properties fo:margin-left="0.1965in" fo:margin-right="0in" fo:text-indent="0in" style:auto-text-indent="false"/>
    </style:style>
    <style:style style:name="P42" style:family="paragraph" style:parent-style-name="Code_20_begin" style:master-page-name="">
      <style:paragraph-properties fo:margin-top="0.1181in" fo:margin-bottom="0.1965in" fo:keep-with-next="auto"/>
    </style:style>
    <style:style style:name="P43" style:family="paragraph" style:parent-style-name="Heading_20_2">
      <style:paragraph-properties fo:break-before="page"/>
    </style:style>
    <style:style style:name="P44" style:family="paragraph" style:parent-style-name="List_20_1_20_Start" style:list-style-name="List_20_1" style:master-page-name="">
      <style:paragraph-properties fo:keep-with-next="auto"/>
    </style:style>
    <style:style style:name="P45" style:family="paragraph" style:parent-style-name="Code_20_begin">
      <style:paragraph-properties fo:margin-left="0in" fo:margin-right="0in" fo:text-indent="0in" style:auto-text-indent="false"/>
    </style:style>
    <style:style style:name="P46" style:family="paragraph" style:parent-style-name="Code">
      <style:paragraph-properties fo:margin-top="0.0783in" fo:margin-bottom="0in"/>
    </style:style>
    <style:style style:name="P47" style:family="paragraph" style:parent-style-name="Preformatted_20_Text">
      <style:paragraph-properties fo:margin-top="0in" fo:margin-bottom="0.1965in"/>
    </style:style>
    <style:style style:name="P48" style:family="paragraph" style:parent-style-name="Standard" style:master-page-name="">
      <style:paragraph-properties fo:margin-left="0.3937in" fo:margin-right="0in" fo:text-align="start" style:justify-single-word="false" fo:text-indent="0in" style:auto-text-indent="false">
        <style:tab-stops>
          <style:tab-stop style:position="1.4764in"/>
          <style:tab-stop style:position="2.1654in"/>
        </style:tab-stops>
      </style:paragraph-properties>
    </style:style>
    <style:style style:name="P49" style:family="paragraph" style:parent-style-name="Standard">
      <style:paragraph-properties fo:margin-left="0.3937in" fo:margin-right="0in" fo:text-indent="0in" style:auto-text-indent="false">
        <style:tab-stops>
          <style:tab-stop style:position="1.4764in"/>
          <style:tab-stop style:position="2.1654in"/>
        </style:tab-stops>
      </style:paragraph-properties>
    </style:style>
    <style:style style:name="P50" style:family="paragraph" style:parent-style-name="Text_20_body">
      <style:paragraph-properties fo:margin-top="0.1181in" fo:margin-bottom="0in"/>
    </style:style>
    <style:style style:name="P51" style:family="paragraph" style:parent-style-name="List_20_3" style:list-style-name="List_20_1"/>
    <style:style style:name="P52" style:family="paragraph" style:parent-style-name="List_20_2" style:list-style-name="List_20_1"/>
    <style:style style:name="T1" style:family="text">
      <style:text-properties style:font-name="Arial"/>
    </style:style>
    <style:style style:name="T2" style:family="text" style:parent-style-name="Units">
      <style:text-properties style:text-position="super 58%" fo:font-size="10.5pt"/>
    </style:style>
    <style:style style:name="T3" style:family="text">
      <style:text-properties style:font-name="Arial" style:font-name-complex="Tahoma2"/>
    </style:style>
    <style:style style:name="T4" style:family="text" style:parent-style-name="Units">
      <style:text-properties style:text-position="super 58%"/>
    </style:style>
    <style:style style:name="T5" style:family="text">
      <style:text-properties fo:font-variant="small-caps" fo:font-size="10.5pt" fo:language="fr" fo:country="FR"/>
    </style:style>
    <style:style style:name="T6" style:family="text">
      <style:text-properties style:text-position="super 58%"/>
    </style:style>
    <style:style style:name="T7" style:family="text">
      <style:text-properties fo:font-style="italic" fo:font-weight="normal" style:font-style-asian="italic" style:font-weight-asian="normal" style:font-style-complex="italic" style:font-weight-complex="normal"/>
    </style:style>
    <style:style style:name="T8" style:family="text" style:parent-style-name="Citation">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style>
    <style:style style:name="T11" style:family="text">
      <style:text-properties style:text-position="33% 80%"/>
    </style:style>
    <style:style style:name="T12" style:family="text" style:parent-style-name="Citation">
      <style:text-properties fo:font-size="10.5pt" fo:language="fr" fo:country="FR"/>
    </style:style>
    <style:style style:name="T13" style:family="text" style:parent-style-name="Variable">
      <style:text-properties fo:font-style="normal" style:font-style-asian="normal" style:font-style-complex="normal"/>
    </style:style>
    <style:style style:name="T14" style:family="text" style:parent-style-name="Variable">
      <style:text-properties fo:font-size="10.5pt" fo:font-style="normal" style:font-size-asian="10.5pt" style:font-style-asian="normal" style:font-size-complex="10.5pt" style:font-style-complex="normal"/>
    </style:style>
    <style:style style:name="T15" style:family="text">
      <style:text-properties fo:font-size="10.5pt" style:font-size-asian="10.5pt" style:font-size-complex="10.5pt"/>
    </style:style>
    <style:style style:name="T16" style:family="text" style:parent-style-name="Citation">
      <style:text-properties fo:font-size="10.5pt" style:font-size-asian="10.5pt" style:font-size-complex="10.5pt"/>
    </style:style>
    <style:style style:name="T17" style:family="text" style:parent-style-name="Units">
      <style:text-properties fo:font-size="10.5pt" style:font-size-asian="10.5pt" style:font-size-complex="10.5pt"/>
    </style:style>
    <style:style style:name="T18" style:family="text">
      <style:text-properties style:text-position="super 58%" fo:font-size="10.5pt" style:font-size-asian="10.5pt" style:font-size-complex="10.5pt"/>
    </style:style>
    <style:style style:name="T19" style:family="text" style:parent-style-name="Source_20_Text">
      <style:text-properties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font-weight="bold" style:font-weight-asian="bold" style:font-weight-complex="bold"/>
    </style:style>
    <style:style style:name="T24" style:family="text" style:parent-style-name="Source_20_Text">
      <style:text-properties fo:color="#000000" fo:font-weight="bold" style:font-weight-asian="bold" style:font-weight-complex="bold"/>
    </style:style>
    <style:style style:name="T25" style:family="text">
      <style:text-properties fo:color="#000000" style:font-name="Lucida Console1"/>
    </style:style>
    <style:style style:name="T26" style:family="text">
      <style:text-properties fo:color="#000000" style:font-name="Lucida Console1" fo:font-size="10pt" style:font-name-asian="Courier New" style:font-size-asian="10pt" style:font-name-complex="Courier New" style:font-size-complex="10pt"/>
    </style:style>
    <style:style style:name="T27" style:family="text">
      <style:text-properties fo:color="#000000" style:font-name="Courier New" fo:font-size="10pt" style:font-name-asian="Courier New" style:font-size-asian="10pt" style:font-name-complex="Courier New" style:font-size-complex="10pt"/>
    </style:style>
    <style:style style:name="T28" style:family="text">
      <style:text-properties fo:color="#000000"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color="#800000" fo:font-weight="bold" style:font-weight-asian="bold" style:font-weight-complex="bold"/>
    </style:style>
    <style:style style:name="T31" style:family="text" style:parent-style-name="Units">
      <style:text-properties style:font-name="Arial" style:font-name-asian="Arial" style:font-name-complex="Arial"/>
    </style:style>
    <style:style style:name="T32" style:family="text" style:parent-style-name="Units">
      <style:text-properties style:text-position="super 58%" style:font-name="Arial" fo:font-size="10.5pt" style:font-name-asian="Arial" style:font-name-complex="Arial"/>
    </style:style>
    <style:style style:name="T33" style:family="text">
      <style:text-properties style:font-name="Arial" style:font-name-asian="Arial" style:font-name-complex="Arial"/>
    </style:style>
    <style:style style:name="T34" style:family="text" style:parent-style-name="Citation">
      <style:text-properties style:font-name="Arial" style:font-name-asian="Arial" style:font-name-complex="Arial"/>
    </style:style>
    <style:style style:name="T35" style:family="text">
      <style:text-properties style:font-name="Arial1" fo:font-size="10pt" fo:language="fr" fo:country="FR" fo:font-weight="bold"/>
    </style:style>
    <style:style style:name="T36" style:family="text" style:parent-style-name="Source_20_Text">
      <style:text-properties style:font-name="Lucida Console" style:font-name-asian="Courier New" style:font-name-complex="Courier New"/>
    </style:style>
    <style:style style:name="T37" style:family="text" style:parent-style-name="Source_20_Text">
      <style:text-properties style:font-name="Lucida Console"/>
    </style:style>
    <style:style style:name="T38" style:family="text" style:parent-style-name="Variable">
      <style:text-properties style:font-name="Arial"/>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style:font-size-asian="10pt" style:font-size-complex="10pt"/>
    </style:style>
    <style:style style:name="T41" style:family="text" style:parent-style-name="Units">
      <style:text-properties fo:font-size="10pt" style:font-size-asian="10pt" style:font-size-complex="10pt"/>
    </style:style>
    <style:style style:name="T42" style:family="text" style:parent-style-name="Source_20_Text">
      <style:text-properties fo:font-size="10pt" style:font-size-asian="10pt" style:font-size-complex="10pt"/>
    </style:style>
    <style:style style:name="T43" style:family="text" style:parent-style-name="Source_20_Text">
      <style:text-properties fo:font-weight="normal" style:font-weight-asian="normal" style:font-weight-complex="normal"/>
    </style:style>
    <style:style style:name="T44" style:family="text">
      <style:text-properties style:font-name="Times New Roman" fo:font-style="italic" style:font-style-asian="italic" style:font-style-complex="italic"/>
    </style:style>
    <style:style style:name="T45"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6" style:family="text" style:parent-style-name="Source_20_Text">
      <style:text-properties fo:font-style="normal" fo:font-weight="bold" style:font-style-asian="normal" style:font-weight-asian="bold" style:font-style-complex="normal" style:font-weight-complex="bold"/>
    </style:style>
    <style:style style:name="T47" style:family="text" style:parent-style-name="Source_20_Text">
      <style:text-properties fo:font-style="normal" fo:font-weight="normal" style:font-style-asian="normal" style:font-weight-asian="normal" style:font-style-complex="normal" style:font-weight-complex="normal"/>
    </style:style>
    <style:style style:name="T48" style:family="text" style:parent-style-name="Variable">
      <style:text-properties style:font-name="Times New Roman"/>
    </style:style>
    <style:style style:name="T49" style:family="text" style:parent-style-name="Variable">
      <style:text-properties style:font-name="Times New Roman" fo:font-size="10.5pt" fo:language="fr" fo:country="FR"/>
    </style:style>
    <style:style style:name="T50" style:family="text" style:parent-style-name="Source_20_Text">
      <style:text-properties fo:font-size="10.5pt" fo:language="fr" fo:country="FR"/>
    </style:style>
    <style:style style:name="T51" style:family="text" style:parent-style-name="Units">
      <style:text-properties fo:font-weight="bold" style:font-weight-asian="bold" style:font-weight-complex="bold"/>
    </style:style>
    <style:style style:name="T52" style:family="text" style:parent-style-name="Source_20_Text">
      <style:text-properties style:font-name="Lucida Console" style:font-name-asian="Lucida Console" style:font-name-complex="Lucida Console"/>
    </style:style>
    <style:style style:name="T53" style:family="text">
      <style:text-properties fo:color="#0000ff"/>
    </style:style>
    <style:style style:name="T54" style:family="text" style:parent-style-name="Source_20_Text">
      <style:text-properties fo:color="#7f0055" fo:font-weight="bold"/>
    </style:style>
    <style:style style:name="T55" style:family="text" style:parent-style-name="Source_20_Text">
      <style:text-properties fo:color="#3f7f5f"/>
    </style:style>
    <style:style style:name="T56" style:family="text">
      <style:text-properties fo:color="#99284c" fo:font-weight="bold" style:font-weight-asian="bold" style:font-weight-complex="bold"/>
    </style:style>
    <style:style style:name="T57" style:family="text">
      <style:text-properties style:text-position="sub 58%" fo:font-size="10.5pt"/>
    </style:style>
    <style:style style:name="T58" style:family="text">
      <style:text-properties style:text-position="sub 58%"/>
    </style:style>
    <style:style style:name="T59" style:family="text">
      <style:text-properties fo:color="#0000ff" style:font-name="Arial1"/>
    </style:style>
    <style:style style:name="T60" style:family="text" style:parent-style-name="Internet_20_link">
      <style:text-properties style:text-position="super 58%" fo:font-size="10.5pt"/>
    </style:style>
    <style:style style:name="T61" style:family="text" style:parent-style-name="Internet_20_link">
      <style:text-properties style:text-position="super 58%"/>
    </style:style>
    <style:style style:name="T62" style:family="text">
      <style:text-properties fo:font-size="10.5pt" fo:language="fr" fo:country="FR" fo:font-style="italic" style:font-style-asian="italic" style:font-style-complex="italic"/>
    </style:style>
    <style:style style:name="fr1" style:family="graphic" style:parent-style-name="Frame">
      <style:graphic-properties style:vertical-pos="top" style:vertical-rel="paragraph-content" style:horizontal-pos="center" style:horizontal-rel="paragraph" fo:padding="0.0598in" fo:border="0.0008in solid #000000" style:shadow="#808080 0.0701in 0.0701in"/>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808080 0.0701in 0.0701in">
        <style:background-image/>
        <style:columns fo:column-count="0" fo:column-gap="0in"/>
      </style:graphic-properties>
    </style:style>
    <style:style style:name="fr3" style:family="graphic" style:parent-style-name="Discussion">
      <style:graphic-properties style:vertical-pos="from-top" style:vertical-rel="paragraph" style:horizontal-pos="from-left" style:horizontal-rel="paragraph"/>
    </style:style>
    <style:style style:name="fr4" style:family="graphic" style:parent-style-name="Graphics">
      <style:graphic-properties fo:margin-left="0.1in" fo:margin-right="0.1in"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vertical-pos="top" style:vertical-rel="paragraph-content" style:horizontal-pos="center" style:horizontal-rel="paragraph" style:shadow="#808080 0.0701in 0.0701in"/>
    </style:style>
    <style:style style:name="fr6" style:family="graphic" style:parent-style-name="Discussion">
      <style:graphic-properties style:vertical-pos="from-top" style:vertical-rel="paragraph-content" style:horizontal-pos="center" style:horizontal-rel="paragraph"/>
    </style:style>
    <style:style style:name="fr7" style:family="graphic" style:parent-style-name="Graphics">
      <style:graphic-properties fo:margin-left="0.1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vertical-pos="from-top" style:vertical-rel="paragraph" style:horizontal-pos="from-left" style:horizontal-rel="paragraph" fo:padding="0.0598in" fo:border="0.0008in solid #000000" style:shadow="#808080 0.0701in 0.0701in"/>
    </style:style>
    <style:style style:name="fr9"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_20_68" svg:stroke-width="0in" svg:stroke-color="#000000" draw:marker-start="" draw:marker-start-width="0.1181in" draw:marker-start-center="false" draw:marker-end="" draw:marker-end-width="0.1181in" draw:marker-end-center="false" draw:fill="solid" draw:fill-color="#e6e6ff" draw:fill-gradient-name="Gradient_20_8" draw:fill-hatch-name="Hatch_20_68" draw:fill-image-name="Bitmape_20_1" draw:fill-image-width="0in" draw:fill-image-height="0in" draw:textarea-horizontal-align="center" draw:textarea-vertical-align="middle" fo:padding-top="0.0492in" fo:padding-bottom="0.0492in" fo:padding-left="0.0984in" fo:padding-right="0.0984in" draw:shadow="visible" draw:shadow-offset-x="0.0398in" draw:shadow-offset-y="0.0398in" draw:shadow-color="#808080" style:run-through="foreground"/>
    </style:style>
    <style:style style:name="gr3" style:family="graphic">
      <style:graphic-properties draw:stroke="solid" draw:stroke-dash="Dash_20_69" svg:stroke-width="0in" svg:stroke-color="#000000" draw:marker-start="" draw:marker-start-width="0.1181in" draw:marker-start-center="false" draw:marker-end="" draw:marker-end-width="0.1181in" draw:marker-end-center="false" draw:fill="solid" draw:fill-color="#e6e6ff" draw:fill-gradient-name="Gradient_20_8" draw:fill-hatch-name="Hatch_20_69" draw:fill-image-name="Bitmape_20_1" draw:fill-image-width="0in" draw:fill-image-height="0in" draw:textarea-horizontal-align="center" draw:textarea-vertical-align="middle" fo:padding-top="0.0492in" fo:padding-bottom="0.0492in" fo:padding-left="0.0984in" fo:padding-right="0.0984in" draw:shadow="visible" draw:shadow-offset-x="0.0398in" draw:shadow-offset-y="0.0398in" draw:shadow-color="#808080" style:run-through="foreground"/>
    </style:style>
    <style:style style:name="gr4" style:family="graphic">
      <style:graphic-properties draw:stroke="solid" draw:stroke-dash="Dash_20_70" svg:stroke-width="0in" svg:stroke-color="#b3b300" draw:marker-start="" draw:marker-start-width="0.1181in" draw:marker-start-center="false" draw:marker-end="" draw:marker-end-width="0.1181in" draw:marker-end-center="false" draw:fill="solid" draw:fill-color="#ffff99" draw:fill-gradient-name="Gradient_20_7" draw:fill-hatch-name="Hatch_20_70"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71" svg:stroke-width="0in" svg:stroke-color="#b3b300" draw:marker-start="" draw:marker-start-width="0.1181in" draw:marker-start-center="false" draw:marker-end="" draw:marker-end-width="0.1181in" draw:marker-end-center="false" draw:fill="solid" draw:fill-color="#ffff99" draw:fill-gradient-name="Gradient_20_7" draw:fill-hatch-name="Hatch_20_7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72" svg:stroke-width="0in" svg:stroke-color="#b3b300" draw:marker-start="" draw:marker-start-width="0.1181in" draw:marker-start-center="false" draw:marker-end="" draw:marker-end-width="0.1181in" draw:marker-end-center="false" draw:fill="solid" draw:fill-color="#ffff99" draw:fill-gradient-name="Gradient_20_7" draw:fill-hatch-name="Hatch_20_72"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73" svg:stroke-width="0in" svg:stroke-color="#b3b300" draw:marker-start="" draw:marker-start-width="0.1181in" draw:marker-start-center="false" draw:marker-end="" draw:marker-end-width="0.1181in" draw:marker-end-center="false" draw:fill="solid" draw:fill-color="#ffff99" draw:fill-gradient-name="Gradient_20_7" draw:fill-hatch-name="Hatch_20_7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74" svg:stroke-width="0in" svg:stroke-color="#b3b300" draw:marker-start="" draw:marker-start-width="0.1181in" draw:marker-start-center="false" draw:marker-end="" draw:marker-end-width="0.1181in" draw:marker-end-center="false" draw:fill="solid" draw:fill-color="#ffff99" draw:fill-gradient-name="Gradient_20_7" draw:fill-hatch-name="Hatch_20_7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75" svg:stroke-width="0in" svg:stroke-color="#b3b300" draw:marker-start="" draw:marker-start-width="0.1181in" draw:marker-start-center="false" draw:marker-end="" draw:marker-end-width="0.1181in" draw:marker-end-center="false" draw:fill="solid" draw:fill-color="#ffff99" draw:fill-gradient-name="Gradient_20_7" draw:fill-hatch-name="Hatch_20_75"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76" svg:stroke-width="0in" svg:stroke-color="#b3b300" draw:marker-start="" draw:marker-start-width="0.1181in" draw:marker-start-center="false" draw:marker-end="" draw:marker-end-width="0.1181in" draw:marker-end-center="false" draw:fill="solid" draw:fill-color="#ffff99" draw:fill-gradient-name="Gradient_20_7" draw:fill-hatch-name="Hatch_20_76"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77" svg:stroke-width="0in" svg:stroke-color="#b3b300" draw:marker-start="" draw:marker-start-width="0.1181in" draw:marker-start-center="false" draw:marker-end="" draw:marker-end-width="0.1181in" draw:marker-end-center="false" draw:fill="solid" draw:fill-color="#ffff99" draw:fill-gradient-name="Gradient_20_7" draw:fill-hatch-name="Hatch_20_77"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78" svg:stroke-width="0in" svg:stroke-color="#b3b300" draw:marker-start="" draw:marker-start-width="0.1181in" draw:marker-start-center="false" draw:marker-end="" draw:marker-end-width="0.1181in" draw:marker-end-center="false" draw:fill="solid" draw:fill-color="#ffff99" draw:fill-gradient-name="Gradient_20_7" draw:fill-hatch-name="Hatch_20_78"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79" svg:stroke-width="0in" svg:stroke-color="#000000" draw:marker-start="" draw:marker-start-width="0.189in" draw:marker-start-center="false" draw:marker-end="Arrow" draw:marker-end-width="0.0984in" draw:marker-end-center="false" draw:fill="solid" draw:fill-color="#99ccff" draw:fill-gradient-name="Gradient_20_7" draw:fill-hatch-name="Hatch_20_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80" svg:stroke-width="0in" svg:stroke-color="#000000" draw:marker-start="" draw:marker-start-width="0.189in" draw:marker-start-center="false" draw:marker-end="Arrow" draw:marker-end-width="0.0984in" draw:marker-end-center="false" draw:fill="solid" draw:fill-color="#99ccff" draw:fill-gradient-name="Gradient_20_7" draw:fill-hatch-name="Hatch_20_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81" svg:stroke-width="0in" svg:stroke-color="#000000" draw:marker-start="" draw:marker-start-width="0.189in" draw:marker-start-center="false" draw:marker-end="Arrow" draw:marker-end-width="0.0984in" draw:marker-end-center="false" draw:fill="solid" draw:fill-color="#99ccff" draw:fill-gradient-name="Gradient_20_7" draw:fill-hatch-name="Hatch_20_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82" svg:stroke-width="0in" svg:stroke-color="#000000" draw:marker-start="" draw:marker-start-width="0.189in" draw:marker-start-center="false" draw:marker-end="Arrow" draw:marker-end-width="0.0984in" draw:marker-end-center="false" draw:fill="solid" draw:fill-color="#99ccff" draw:fill-gradient-name="Gradient_20_7" draw:fill-hatch-name="Hatch_20_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83" svg:stroke-width="0in" svg:stroke-color="#000000" draw:marker-start="" draw:marker-start-width="0.189in" draw:marker-start-center="false" draw:marker-end="Arrow" draw:marker-end-width="0.0984in" draw:marker-end-center="false" draw:fill="solid" draw:fill-color="#99ccff" draw:fill-gradient-name="Gradient_20_7" draw:fill-hatch-name="Hatch_20_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84" svg:stroke-width="0in" svg:stroke-color="#000000" draw:marker-start="" draw:marker-start-width="0.189in" draw:marker-start-center="false" draw:marker-end="Arrow" draw:marker-end-width="0.0984in" draw:marker-end-center="false" draw:fill="solid" draw:fill-color="#99ccff" draw:fill-gradient-name="Gradient_20_7" draw:fill-hatch-name="Hatch_20_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85" svg:stroke-width="0in" svg:stroke-color="#000000" draw:marker-start="" draw:marker-start-width="0.189in" draw:marker-start-center="false" draw:marker-end="Arrow" draw:marker-end-width="0.0984in" draw:marker-end-center="false" draw:fill="solid" draw:fill-color="#99ccff" draw:fill-gradient-name="Gradient_20_7" draw:fill-hatch-name="Hatch_20_8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86" svg:stroke-width="0in" svg:stroke-color="#b3b300" draw:marker-start="" draw:marker-start-width="0.1181in" draw:marker-start-center="false" draw:marker-end="" draw:marker-end-width="0.1181in" draw:marker-end-center="false" draw:fill="solid" draw:fill-color="#ffff99" draw:fill-gradient-name="Gradient_20_7" draw:fill-hatch-name="Hatch_20_86"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87" svg:stroke-width="0in" svg:stroke-color="#000000" draw:marker-start="" draw:marker-start-width="0.189in" draw:marker-start-center="false" draw:marker-end="Arrow" draw:marker-end-width="0.0984in" draw:marker-end-center="false" draw:fill="solid" draw:fill-color="#99ccff" draw:fill-gradient-name="Gradient_20_7" draw:fill-hatch-name="Hatch_20_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JSR-275 API Specification </text:p>
      <text:p text:style-name="Standard"/>
      <text:p text:style-name="Subtitle">Measures and Units</text:p>
      <text:p text:style-name="Text_20_body"/>
      <text:p text:style-name="P2">Version 0.8 - June 15, 2007</text:p>
      <text:p text:style-name="Standard"/>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Content</text:p>
          </text:index-title>
          <text:p text:style-name="P4">1. Introduction<text:tab/>3</text:p>
          <text:p text:style-name="P4">2. Requirements and Design Goals<text:tab/>4</text:p>
          <text:p text:style-name="P5">2.1 <text:s/>Requirements<text:tab/>4</text:p>
          <text:p text:style-name="P5">2.2 <text:s/>Design Goals<text:tab/>4</text:p>
          <text:p text:style-name="P5">2.3 <text:s/>Source code and binary compatibility<text:tab/>4</text:p>
          <text:p text:style-name="P4">3. Definitions of terms<text:tab/>5</text:p>
          <text:p text:style-name="P5">3.1 <text:s/>Terms used in this specification<text:tab/>5</text:p>
          <text:p text:style-name="P5">3.2 <text:s/>Example<text:tab/>6</text:p>
          <text:p text:style-name="P4">4. Introduction to the API<text:tab/>7</text:p>
          <text:p text:style-name="P5">4.1 <text:s/>Fundamental types<text:tab/>7</text:p>
          <text:p text:style-name="P5">4.2 <text:s/>Systems of units<text:tab/>8</text:p>
          <text:p text:style-name="P5">4.3 <text:s/>Obtaining Unit Instances<text:tab/>9</text:p>
          <text:p text:style-name="P6">4.3.1 <text:s/>From predefined constants<text:tab/>9</text:p>
          <text:p text:style-name="P6">4.3.2 <text:s/>From algebraic operations<text:tab/>9</text:p>
          <text:p text:style-name="P6">4.3.3 <text:s/>From unit symbol<text:tab/>11</text:p>
          <text:p text:style-name="P5">4.4 <text:s/>Unit Parametrization<text:tab/>12</text:p>
          <text:p text:style-name="P5">4.5 <text:s/>Units conversions<text:tab/>13</text:p>
          <text:p text:style-name="P4">5. Use cases and examples<text:tab/>14</text:p>
          <text:p text:style-name="P5">5.1 <text:s/>Making your interface unit agnostic.<text:tab/>14</text:p>
          <text:p text:style-name="P5">5.2 <text:s/>Creating your own Measurable implementation.<text:tab/>14</text:p>
          <text:p text:style-name="P5">5.3 <text:s/>Converting between units<text:tab/>15</text:p>
          <text:p text:style-name="P5">5.4 <text:s/>Compile type checking of dimension consistency.<text:tab/>15</text:p>
          <text:p text:style-name="P5">5.5 <text:s/>Using parameterization in custom classes<text:tab/>16</text:p>
          <text:p text:style-name="P5">5.6 <text:s/>Affine Transformations and Unit Conversions<text:tab/>17</text:p>
          <text:p text:style-name="P4">6. Supported units<text:tab/>18</text:p>
          <text:p text:style-name="P4">7. Frequently asked questions<text:tab/>19</text:p>
          <text:p text:style-name="P4">8. References<text:tab/>20</text:p>
        </text:index-body>
      </text:table-of-content>
      <text:p text:style-name="Standard"/>
      <text:h text:style-name="Heading_20_1" text:outline-level="1">Introduction</text:h>
      <text:p text:style-name="Text_20_body">Java developers who work with physical quantities (such as developers in the scientific, engineering, medical, and manufacturing domains) need to be able to handle measurements of these quantities in their programs. Inadequate models of physical measurements can lead to significant programmatic errors. In particular, the practice of modeling a measure as a simple number with no regard to the units it represents creates fragile code. Another developer or another part of the code may misinterpret the number as representing a different unit of measurement. For example, it may be unclear whether a person's weight is expressed in pounds, kilograms, or stones.</text:p>
      <text:p text:style-name="Text_20_body">Developers must either use inadequate models of measurements, or must create their own solutions. A common solution can be safer and can save development time for domain-specific work. This JSR proposes to establish safe and useful methods for modeling physical quantities.</text:p>
      <text:p text:style-name="Text_20_body">JSR-275 specifies one or more Java packages for the programmatic handling of physical quantities and their expression as numbers of units. The specification includes:</text:p>
      <text:list text:style-name="List_20_1">
        <text:list-item>
          <text:p text:style-name="P7">Interfaces and abstract classes with methods for unit operations:</text:p>
        </text:list-item>
        <text:list-item>
          <text:p text:style-name="P8">Checking of unit compatibility</text:p>
        </text:list-item>
        <text:list-item>
          <text:p text:style-name="P9">Expression of measurement in various units</text:p>
        </text:list-item>
        <text:list-item>
          <text:p text:style-name="P10">Arithmetic operations on units</text:p>
        </text:list-item>
        <text:list-item>
          <text:p text:style-name="P11">Concrete classes implementing the standard types of units (such as base and derived units) and unit conversions.</text:p>
        </text:list-item>
        <text:list-item>
          <text:p text:style-name="P11">Classes for parsing and formatting textual units representations.</text:p>
        </text:list-item>
        <text:list-item>
          <text:p text:style-name="P12">A database of predefined units.</text:p>
        </text:list-item>
      </text:list>
      <text:p text:style-name="Standard"/>
      <text:h text:style-name="Heading_20_1" text:outline-level="1">Requirements and Design Goals</text:h>
      <text:h text:style-name="Heading_20_2" text:outline-level="2">Requirements</text:h>
      <text:p text:style-name="Text_20_body">The following features are considered critical to the success of the JSR.</text:p>
      <text:list text:style-name="List_20_1">
        <text:list-item text:start-value="1">
          <text:p text:style-name="P7">No Java Virtual Machine changes are allowed.</text:p>
        </text:list-item>
        <text:list-item>
          <text:p text:style-name="P11">Do no numerical harm. In essence, whatever algorithm the user intended to code should execute as intended. </text:p>
        </text:list-item>
        <text:list-item>
          <text:p text:style-name="P11">Should be able to inter-operate with code that does not understand units.</text:p>
        </text:list-item>
        <text:list-item>
          <text:p text:style-name="P11">Must support user-defined dimensions, units, quantities and systems of units.</text:p>
        </text:list-item>
        <text:list-item>
          <text:p text:style-name="P11">Strict symbols parsing for formatting:</text:p>
        </text:list-item>
        <text:list-item>
          <text:p text:style-name="P8">Prefixes (as described in <text:span text:style-name="T1">§</text:span> <text:reference-ref text:reference-format="chapter" text:ref-name="Supported Units">6</text:reference-ref>) shall only be supported for use with SI units.</text:p>
        </text:list-item>
        <text:list-item>
          <text:p text:style-name="P12">Support runtime queries on (and printing of) units, measurements, and dimensions.</text:p>
        </text:list-item>
      </text:list>
      <text:p text:style-name="Text_20_body">The last requirement implies that it must be possible to make the dimensions, their powers, and their names manifest at runtime. For example, a unit that is (<text:span text:style-name="Units">kg</text:span><text:span text:style-name="T2">1</text:span><text:span text:style-name="T3">·</text:span><text:span text:style-name="Units">m</text:span><text:span text:style-name="T4">1</text:span><text:span text:style-name="T3">·</text:span><text:span text:style-name="Units">s</text:span><text:span text:style-name="T4">-2</text:span>) should be able to manifest in some version of any or all of the system (SI, in this case), the dimensions (<text:span text:style-name="Units">kg</text:span>, <text:span text:style-name="Units">m</text:span>, <text:span text:style-name="Units">s</text:span>), the exponents of those dimensions (<text:span text:style-name="Units">1</text:span>, <text:span text:style-name="Units">1</text:span>, <text:span text:style-name="Units">-2</text:span>), and/or the name of the unit (if there is a defined name).</text:p>
      <text:h text:style-name="Heading_20_2" text:outline-level="2">Design Goals</text:h>
      <text:p text:style-name="Text_20_body">The following features are considered important to the success of the JSR.</text:p>
      <text:list text:style-name="List_20_1">
        <text:list-item text:start-value="1">
          <text:p text:style-name="P7">Small or no runtime overhead, compared with an implementation that doesn't use units.</text:p>
        </text:list-item>
        <text:list-item>
          <text:p text:style-name="P11">It should be possible to write "generic" numeric operations that compute correct results without regard to the user's choice of system, unit or quantity, while still remaining type-safe in terms of system, unit and quantity. A sample use-case would be a type-safe Newton's Method Square Root implementation.</text:p>
        </text:list-item>
        <text:list-item>
          <text:p text:style-name="P12">It should be possible to write programs that use more than one unit system simultaneously. For example, a program should be able to operate on SI, <text:span text:style-name="T5">CGS</text:span>, and imperial units, all simultaneously.</text:p>
        </text:list-item>
      </text:list>
      <text:list text:style-name="List_20_1">
        <text:list-item text:start-value="1">
          <text:p text:style-name="P7">Dimension errors shall be detected at compile time, not deferred to run time, when sufficient information allows a compile-time check.</text:p>
        </text:list-item>
        <text:list-item>
          <text:p text:style-name="P12">Fractional values for dimensions shall be allowed, for example kg<text:span text:style-name="T6">3/2</text:span>. Fractional exponents sometime appear as a partial result on the way to a final value.</text:p>
        </text:list-item>
      </text:list>
      <text:h text:style-name="Heading_20_2" text:outline-level="2">Source code and binary compatibility</text:h>
      <text:p text:style-name="Text_20_body">Java 5 source code constructs and compilers will be used. Many uses of the proposed package have been discussed on J2ME platforms such as remote monitoring and sensor equipment. These platforms only support limited subsets of the Java 2 APIs. The JSR reference implementation should not stray from these areas which would make possible the creation of a binary jar file for the J2ME platform.</text:p>
      <text:h text:style-name="Heading_20_1" text:outline-level="1"><text:reference-mark-start text:name="Definitions of terms"/>Definitions of terms<text:reference-mark-end text:name="Definitions of terms"/></text:h>
      <text:p text:style-name="Text_20_body">The measurement of a physical quantity is the process of estimating the ratio of its magnitude to an other quantity of the same kind, which we take for unity. For example “5 meters” is an estimate of an object's length relative to an other length, the <text:span text:style-name="Citation">meter</text:span>, which we adopt in this example<text:note text:id="ftn1" text:note-class="footnote"><text:note-citation>1</text:note-citation><text:note-body><text:p text:style-name="Footnote">This specification do not mandate the use of any particular quantity as standard unit. However, we expect SI to be the standard system of units for most applications.</text:p></text:note-body></text:note> as the standard unit of length. A similar approach can be taken for monetary quantities, providing that a monetary unit is properly defined<text:span text:style-name="T1">.</text:span></text:p>
      <text:p text:style-name="Text_20_body">The measurement term is also used in a looser fashion to refer to any process of assigning numbers to represent some sense of degree in an entity. For example the <text:a xlink:type="simple" xlink:href="http://en.wikipedia.org/wiki/Mohs_scale_of_mineral_hardness"><text:span text:style-name="Internet_20_link">Mohs scale of mineral hardness</text:span></text:a> characterizes the scratch resistance of various minerals through the ability of a harder material to scratch a softer material. This scale states that quartz is harder than calcite, but doesn't say how much harder. It is a somewhat arbitrary, strictly <text:span text:style-name="Citation">ordinal</text:span> scale. Quantities expressed according such scales are comparable but not additive.</text:p>
      <text:p text:style-name="Text_20_body">A measurement can be an estimation or an exact quantity. For example, we can determine that there are exactly 12 eggs in a carton by counting them.</text:p>
      <text:h text:style-name="Heading_20_2" text:outline-level="2">Terms used in this specification</text:h>
      <text:p text:style-name="Text_20_body">Java classes defined in this specification are not limited in scope to physical quantities. They can be applied to monetary quantities using the same API as the one for physical quantities. Users can also define their own scale, which may be ordinal. Consequently, the terms “<text:span text:style-name="Citation">quantity</text:span>” and “<text:span text:style-name="Citation">unit</text:span>” should be taken in their general sense unless otherwise specified as in “<text:span text:style-name="Citation">physical quantity</text:span>” or “<text:span text:style-name="Citation">physical unit</text:span>”. </text:p>
      <text:h text:style-name="Heading_20_4" text:outline-level="4">Quantity</text:h>
      <text:p text:style-name="Text_20_body">Any type of quantitative properties or attributes of thing. Mass, time, distance, heat, and angular separation are among the familiar examples of quantitative properties.</text:p>
      <text:list text:style-name="List_20_1">
        <text:list-item text:start-value="1">
          <text:p text:style-name="P9">No unit is needed to express a quantity, nor to do arithmetic on one. Alice can quantify the mass of her shoe by handling it. Alice can add the mass of her left shoe and the mass of her right shoe by placing them both in the pan of a balance.</text:p>
        </text:list-item>
        <text:list-item>
          <text:p text:style-name="P10">Units are needed to represent <text:span text:style-name="T7">measurable</text:span> quantities in a computer, on paper, on a network, <text:span text:style-name="Citation">etc.</text:span></text:p>
        </text:list-item>
      </text:list>
      <text:h text:style-name="Heading_20_4" text:outline-level="4">Measurable</text:h>
      <text:p text:style-name="Text_20_body_20_indent">A quantity for which given a compatible unit, the magnitude stated in this unit can be retrieved.</text:p>
      <text:list text:style-name="List_20_1">
        <text:list-item text:start-value="1">
          <text:list>
            <text:list-item text:start-value="1">
              <text:list>
                <text:list-item text:start-value="1">
                  <text:list>
                    <text:list-item text:start-value="1">
                      <text:p text:style-name="P13"><text:span text:style-name="T8">Measurable are not always scalar quantities; they can be vectors, data sets or any thing for which a meaningful magnitude can be determined. For example, the magnitude of a velocity vector could be its norm, the magnitude of a collection of data samples could be the average value</text:span><text:span text:style-name="Citation">.</text:span></text:p>
                    </text:list-item>
                  </text:list>
                </text:list-item>
              </text:list>
            </text:list-item>
          </text:list>
        </text:list-item>
      </text:list>
      <text:h text:style-name="Heading_20_4" text:outline-level="4">Measure</text:h>
      <text:p text:style-name="Text_20_body_20_indent">The result of a measurement, <text:span text:style-name="Emphasis">expressed</text:span> as the product of a numerical value and a unit.</text:p>
      <text:list text:style-name="List_20_1">
        <text:list-item text:start-value="1">
          <text:p text:style-name="P8">A measure is a magnitude (in the sense of amount, not the sense of magnitude versus phase). Thus the mass of Alice's shoe is a magnitude.</text:p>
        </text:list-item>
        <text:list-item>
          <text:p text:style-name="P9">Measures represent exact or approximate quantities.</text:p>
        </text:list-item>
        <text:list-item>
          <text:p text:style-name="P9"><text:span text:style-name="T8">Whereas the quantity being measured has infinite precision (the mass of Alice's shoe is exact) the measure may be limited by the precision of an IEEE floating point, or by the resolution of the mass scale</text:span><text:span text:style-name="T8"><text:note text:id="ftn2" text:note-class="footnote"><text:note-citation>2</text:note-citation><text:note-body><text:p text:style-name="Footnote">We make abstraction of quantum mechanic for the purpose of this discussion.</text:p></text:note-body></text:note></text:span><text:span text:style-name="T8">.</text:span></text:p>
        </text:list-item>
      </text:list>
      <text:h text:style-name="Heading_20_4" text:outline-level="4">Dimension</text:h>
      <text:p text:style-name="Text_20_body_20_indent">One of the fundamental aspects of quantities, such as <text:s/>length (<text:span text:style-name="T9">L</text:span>), mass (<text:span text:style-name="T9">M</text:span>), time (<text:span text:style-name="T9">T</text:span>), or combination thereof (<text:span text:style-name="T10">ML</text:span>/<text:span text:style-name="T10">T</text:span><text:span text:style-name="T11">2</text:span> dimension of force). The notion of dimension expresses a property without any concept of magnitude. Thus we can talk about length (<text:span text:style-name="T9">L</text:span>) without any implication that we are talking about any particular length. Two or more quantities are said to be <text:span text:style-name="Citation">commensurable</text:span> if they have the same dimensions; and it follows that these can be meaningfully compared.</text:p>
      <text:h text:style-name="Heading_20_4" text:outline-level="4">Unit</text:h>
      <text:p text:style-name="P14">A quantity adopted as a standard, in terms of which the magnitude of other quantities of the same dimension can be stated.</text:p>
      <text:p text:style-name="Text_20_body_20_indent">Units can be created from some quantity taken as reference. For example, the foot unit corresponds to a quantity of 0.3048 meters. Regardless of how it is created, a unit can be expressed as a quantity of other units with the same dimension.</text:p>
      <text:h text:style-name="Heading_20_4" text:outline-level="4">Base Unit</text:h>
      <text:p text:style-name="Text_20_body_20_indent">A well-defined unit which by convention is regarded as dimensionally independent of other base units. The SI system defines only 7 base units (including <text:span text:style-name="Citation">meter</text:span>, <text:span text:style-name="Citation">kilogram</text:span> and <text:span text:style-name="Citation">second</text:span>), from which all other SI units are derived.</text:p>
      <text:h text:style-name="Heading_20_4" text:outline-level="4">Derived Unit</text:h>
      <text:p text:style-name="Text_20_body_20_indent">A unit formed as a product of powers of the base units. Some derived units get a special name and symbol for convenience. In the SI system, derived units with special name include <text:span text:style-name="Citation">Hertz</text:span>, <text:span text:style-name="Citation">Newton</text:span> and <text:span text:style-name="Citation">Volt</text:span>.</text:p>
      <text:h text:style-name="Heading_20_4" text:outline-level="4">System of units</text:h>
      <text:p text:style-name="Text_20_body_20_indent">A set of base and derived units chosen as standards for specifying measurements. Examples include the SI and Imperial systems.</text:p>
      <text:h text:style-name="Heading_20_4" text:outline-level="4">Prefix</text:h>
      <text:p text:style-name="Text_20_body_20_indent">A leading word that can be applied to a unit to form a decimal multiple or sub-multiple of the unit. Prefixes are primarily used in the SI system, which includes <text:span text:style-name="Citation">kilo-</text:span> and <text:span text:style-name="T12">centi-</text:span>.</text:p>
      <text:h text:style-name="Heading_20_2" text:outline-level="2">Example</text:h>
      <text:p text:style-name="Text_20_body">The result of an experience measuring the wavelength of some monochromatic light emission may be expressed in the SI system of units as:</text:p>
      <text:p text:style-name="P15"><text:span text:style-name="T13">λ</text:span> = 698.2 nm</text:p>
      <text:p text:style-name="P16">where:</text:p>
      <text:list text:style-name="List_20_1">
        <text:list-item text:start-value="1">
          <text:p text:style-name="P17"><text:span text:style-name="T14">λ</text:span><text:span text:style-name="T15"><text:tab/>is the symbol for the physical quantity (</text:span><text:span text:style-name="T16">wavelength</text:span><text:span text:style-name="T15">)</text:span></text:p>
        </text:list-item>
        <text:list-item>
          <text:p text:style-name="P18"><text:span text:style-name="T17">nm</text:span><text:span text:style-name="T15"><text:tab/>is the symbol for the physical unit (</text:span><text:span text:style-name="T16">nanometer</text:span><text:span text:style-name="T15">), where:</text:span></text:p>
        </text:list-item>
      </text:list>
      <text:list text:style-name="List_20_2">
        <text:list-item>
          <text:p text:style-name="P19"><text:span text:style-name="T17">n</text:span><text:span text:style-name="T15"><text:tab/>is the symbol for the sub-multiple (</text:span><text:span text:style-name="T16">nano</text:span><text:span text:style-name="T15">, meaning 10</text:span><text:span text:style-name="T18">-9</text:span><text:span text:style-name="T15">)</text:span></text:p>
        </text:list-item>
        <text:list-item>
          <text:p text:style-name="P20"><text:span text:style-name="T17">m</text:span><text:span text:style-name="T15"><text:tab/>is the symbol for the base or derived unit on which the prefix is applied</text:span></text:p>
        </text:list-item>
      </text:list>
      <text:list text:style-name="List_20_1">
        <text:list-item text:start-value="1">
          <text:p text:style-name="P21">698.2<text:tab/>is the numerical value (magnitude) of the wavelength in nanometers.</text:p>
        </text:list-item>
      </text:list>
      <text:p text:style-name="Text_20_body"><text:span text:style-name="T15">The dimen</text:span>sion of length is typically represented by the letter <text:span text:style-name="Variable">L</text:span> in dimensional analysis. However, this dimension does not appear explicitly. Instead, it can be inferred from the quantity “<text:span text:style-name="T13">λ</text:span>“ or from the unit “<text:span text:style-name="Units">m</text:span>”.</text:p>
      <text:h text:style-name="Heading_20_1" text:outline-level="1">Introduction to the API</text:h>
      <text:h text:style-name="Heading_20_2" text:outline-level="2">Fundamental types</text:h>
      <text:p text:style-name="Text_20_body">At the root of this specification is the <text:span text:style-name="T19">javax.measure.Measurable </text:span>identifying quantities capable of being measured. </text:p>
      <text:p text:style-name="Code"><draw:frame draw:style-name="fr1" draw:name="Frame10" text:anchor-type="paragraph" fo:min-width="0.7902in" draw:z-index="11"><draw:text-box fo:min-height="0.2in"><text:p text:style-name="P22"><text:span text:style-name="T20">public</text:span><text:span text:style-name="T21"> </text:span><text:span text:style-name="T20">interface</text:span><text:span text:style-name="T21"> </text:span><text:span text:style-name="T22">Measurable</text:span><text:span text:style-name="T21">&lt;Q </text:span><text:span text:style-name="T20">extends</text:span><text:span text:style-name="T21"> </text:span><text:span text:style-name="T22">Quantity</text:span><text:span text:style-name="T21">&gt; </text:span></text:p><text:p text:style-name="P22"><text:span text:style-name="T22"><text:tab/><text:tab/></text:span><text:span text:style-name="T20">extends</text:span><text:span text:style-name="T21"> Comparable&lt;</text:span><text:span text:style-name="T22">Measurable</text:span><text:span text:style-name="T21">&lt;Q&gt;&gt; {</text:span></text:p><text:p text:style-name="Code"><text:span text:style-name="T20">double</text:span> doubleValue(<text:span text:style-name="T23">Unit</text:span>&lt;Q&gt; unit);</text:p><text:p text:style-name="Code"><text:span text:style-name="T20">long</text:span><text:span text:style-name="T21"> longValue(</text:span><text:span text:style-name="T22">Unit</text:span><text:span text:style-name="T21">&lt;Q&gt; unit) </text:span><text:span text:style-name="T20">throws</text:span><text:span text:style-name="T21"> ArithmeticException;</text:span></text:p><text:p text:style-name="P22">}</text:p></draw:text-box></draw:frame></text:p>
      <text:p text:style-name="Code_20_begin"/>
      <text:p text:style-name="Code"/>
      <text:p text:style-name="P23"/>
      <text:p text:style-name="P24"/>
      <text:p text:style-name="P24"/>
      <text:p text:style-name="P25"><text:span text:style-name="T21">Equally important is the abstract class </text:span><text:span text:style-name="T24">javax.measure.Measure </text:span><text:span text:style-name="T21">representing the result of a measurement stated in a known unit. <text:s/></text:span></text:p>
      <text:p text:style-name="Text_20_body"><draw:frame draw:style-name="fr1" draw:name="Frame11" text:anchor-type="paragraph" fo:min-width="0.7902in" draw:z-index="12"><draw:text-box fo:min-height="0.2in"><text:p text:style-name="P22"><text:span text:style-name="T20">public</text:span><text:span text:style-name="T21"> </text:span><text:span text:style-name="T20">abstract</text:span><text:span text:style-name="T21"> </text:span><text:span text:style-name="T20">class</text:span><text:span text:style-name="T21"> </text:span><text:span text:style-name="T22">Measure</text:span><text:span text:style-name="T21">&lt;V, Q </text:span><text:span text:style-name="T20">extends</text:span><text:span text:style-name="T21"> </text:span><text:span text:style-name="T22">Quantity</text:span><text:span text:style-name="T21">&gt; </text:span></text:p><text:p text:style-name="Code"><text:span text:style-name="T22"><text:tab/></text:span><text:span text:style-name="T20">implements</text:span><text:span text:style-name="T21"> </text:span><text:span text:style-name="T22">Measurable</text:span><text:span text:style-name="T21">&lt;Q&gt;,</text:span><text:span text:style-name="T25"> </text:span><text:span text:style-name="T26">Serializable </text:span><text:span text:style-name="T27">{</text:span></text:p><text:p text:style-name="Code"><text:span text:style-name="T20">public</text:span><text:span text:style-name="T22"> </text:span><text:span text:style-name="T20">abstract</text:span><text:span text:style-name="T22"> </text:span><text:span text:style-name="T28">V </text:span><text:span text:style-name="T29">getValue();</text:span></text:p><text:p text:style-name="Code"><text:span text:style-name="T20">public</text:span> <text:span text:style-name="T20">abstract</text:span> <text:span text:style-name="T23">Unit</text:span>&lt;Q&gt; getUnit();</text:p><text:p text:style-name="Code"><text:span text:style-name="T20">public</text:span> <text:span text:style-name="T20">static</text:span> &lt;N <text:span text:style-name="T20">extends</text:span> Number, Q <text:span text:style-name="T20">extends</text:span> <text:span text:style-name="T23">Quantity</text:span>&gt; <text:span text:style-name="T23">Measure</text:span>&lt;N, Q&gt;</text:p><text:p text:style-name="Code"><text:tab/>valueOf(N number, <text:span text:style-name="T23">Unit</text:span>&lt;Q&gt; unit) { ... }</text:p><text:p text:style-name="P22">}</text:p></draw:text-box></draw:frame></text:p>
      <text:p text:style-name="Text_20_body"/>
      <text:p text:style-name="Text_20_body"/>
      <text:p text:style-name="Text_20_body"/>
      <text:p text:style-name="Text_20_body"/>
      <text:p text:style-name="Text_20_body"/>
      <text:p text:style-name="Text_20_body">The <text:span text:style-name="T19">javax.measure.unit.Unit</text:span> class represents a determined quantity adopted as a standard of measurement. For example “<text:span text:style-name="Citation">kilometer</text:span>“ and “<text:span text:style-name="Citation">watt</text:span>“ are units, but “<text:span text:style-name="Citation">5 kilometers</text:span>” is not (at least in the international system of units). It is rather a measure.</text:p>
      <text:p text:style-name="Text_20_body">Note that units and measure are defined in terms of each other. While <text:span text:style-name="Source_20_Text">Unit</text:span> could be defined as a subtype of <text:span text:style-name="Source_20_Text">Measure</text:span>, in the sense of “<text:span text:style-name="Citation">is a kind of</text:span>”, this specification avoid such relationship in order to discourage the abuse of <text:span text:style-name="Source_20_Text">Unit</text:span> as a general-purpose implementation of <text:span text:style-name="Source_20_Text">Measure</text:span>. </text:p>
      <text:p text:style-name="Text_20_body">The classes Measurable, Measure and <text:span text:style-name="Source_20_Text">Unit</text:span> are all parameterized by their <text:span text:style-name="Source_20_Text">Quantity</text:span> type (<text:span text:style-name="T1">§</text:span> <text:reference-ref text:reference-format="chapter" text:ref-name="Unit parametrization">4.4</text:reference-ref>). The <text:span text:style-name="Source_20_Text">Quantity</text:span> types (such as Mass, Duration) are derived from <text:span text:style-name="T19">javax.measure.quantity.Quantity</text:span>. The dimensions of an unit (<text:span text:style-name="T19">javax.measure.unit.Dimension</text:span>) can be retrieved from the unit itself (at runtime) of be inferred from its <text:span text:style-name="Source_20_Text">Quantity</text:span> type (at compile time). </text:p>
      <text:p text:style-name="Example"><text:span text:style-name="T23">Example:</text:span> “<text:span text:style-name="Citation">centimeter</text:span>“ is a unit. “<text:span text:style-name="Citation">2.54 centimeters</text:span>“ is a measure of length (quantity), but this measure can be used as the definition of a new length unit called “<text:span text:style-name="Citation">inch</text:span>”. “<text:span text:style-name="Citation">1 inch</text:span>” is a measure equivalent to 2.54 centimeters. Lets emphasize that “<text:span text:style-name="Citation">1 inch</text:span>” (the measure) and “<text:span text:style-name="Citation">inch</text:span>” (the unit) are not synonymous. In this specification, they are represented by two distinct types with no common ancestor other than <text:span text:style-name="Source_20_Text">Object</text:span>.</text:p>
      <text:p text:style-name="Text_20_body">All numerical values in a program that result from a measurement shall be associated, directly or indirectly, with a <text:span text:style-name="Source_20_Text">Unit</text:span> instance. The simplest measure is the combination of a numerical value with a unit, such measure can be created directly:</text:p>
      <text:p text:style-name="Code"><draw:frame draw:style-name="fr2" draw:name="Frame2" text:anchor-type="paragraph" fo:min-width="0.7902in" draw:z-index="4"><draw:text-box fo:min-height="0.2098in"><text:p text:style-name="Code"><text:span text:style-name="T23">Measure</text:span>&lt;Double, <text:span text:style-name="T23">Mass</text:span>&gt; weight = <text:span text:style-name="T23">Measure</text:span>.valueOf(180.0, <text:span text:style-name="T29">POUND</text:span>);</text:p></draw:text-box></draw:frame><text:tab/></text:p>
      <text:p text:style-name="Code"/>
      <text:p text:style-name="Text_20_body"/>
      <text:p text:style-name="Text_20_body"><draw:frame draw:style-name="fr3" draw:name="Frame12" text:anchor-type="paragraph" svg:x="0.5484in" svg:y="0.1917in" svg:width="5.5118in" draw:z-index="15"><draw:text-box fo:min-height="0.1965in"><text:p text:style-name="Frame_20_contents"><draw:frame draw:style-name="fr4" draw:name="graphics3" text:anchor-type="paragraph" svg:x="0.0098in" svg:y="0.0201in" svg:width="0.3335in" svg:height="0.3335in" draw:z-index="16"><draw:image xlink:href="Pictures/1000020000000020000000200D1093E7.gif" xlink:type="simple" xlink:show="embed" xlink:actuate="onLoad"/></draw:frame>For performance reasons, the Measure class provides specialized factory methods for primitive types values (avoids auto-boxing).</text:p></draw:text-box></draw:frame></text:p>
      <text:p text:style-name="Text_20_body">Many numerical values associated to the same unit can form other kinds of objects such as vectors, columns in a table, remote sensing data, <text:span text:style-name="Citation">etc.</text:span> Such constructs outline a means of storing homogeneous measurements. For example a vector can be defined as a quantity with a magnitude and a direction, specified by components all having the same unit:</text:p>
      <text:p text:style-name="Code_20_begin"><draw:frame draw:style-name="fr5" draw:name="Frame1" text:anchor-type="char" fo:min-width="5.9909in" draw:z-index="3"><draw:text-box fo:min-height="0.7929in"><text:p text:style-name="P22"><text:bookmark-start text:name="DDE_LINK1"/><text:span text:style-name="T30">class</text:span> Vector&lt;Q extends <text:span text:style-name="T23">Quantity</text:span>&gt; <text:span text:style-name="T30">extends</text:span> <text:span text:style-name="T23">Measure</text:span>&lt;double[], Q&gt; {</text:p><text:p text:style-name="P22"><text:span text:style-name="T30"><text:tab/>double</text:span>[] values;</text:p><text:p text:style-name="P22"><text:span text:style-name="T23"><text:tab/>Unit</text:span><text:span text:style-name="T29">&lt;Q&gt;</text:span> unit;</text:p><text:p text:style-name="P22"><text:tab/>...<text:tab/></text:p><text:p text:style-name="P26">}<text:bookmark-end text:name="DDE_LINK1"/></text:p></draw:text-box></draw:frame></text:p>
      <text:p text:style-name="Text_20_body">Associating a single <text:span text:style-name="Source_20_Text">Unit</text:span> instance to a large set of numerical values has obvious advantages from a storage space point of view. But it is also advantageous on a performance point of view, since the conversion formula to another unit needs to be determined only once for a whole vector. A single unit can be associated to yet more complex objects, like a matrix or collections.</text:p>
      <text:p text:style-name="Text_20_body"><text:span text:style-name="Source_20_Text">Unit</text:span> instances are immutable and thus thread-safe. They are safe for use as keys in <text:span text:style-name="Source_20_Text">java.util.Map</text:span> implementations. Immutability is an essential property of <text:span text:style-name="Source_20_Text">Unit</text:span> since the same instances are typically referenced by a large number of quantity objects, and the cost of cloning each unit (<text:span text:style-name="Citation">defensively copying</text:span>) would be prohibitive.</text:p>
      <text:h text:style-name="Heading_20_2" text:outline-level="2">Systems of units</text:h>
      <text:p text:style-name="Text_20_body">A <text:span text:style-name="Citation">system of units</text:span> is a set of units chosen as standards for specifying measurements. It contains a small set of well-defined units, called <text:span text:style-name="Citation">base units</text:span>, which by convention are regarded as dimensionally independent of other base units. It contains also a larger set of <text:span text:style-name="Citation">derived unit</text:span> formed as products of powers of the base units. A widely used units system is SI (<text:span text:style-name="T12">Système International</text:span>).</text:p>
      <text:p text:style-name="Text_20_body">Base units in SI comprise <text:span text:style-name="Citation">meter</text:span> (<text:span text:style-name="Units">m</text:span>), <text:span text:style-name="Citation">kilogram</text:span> (<text:span text:style-name="Units">kg</text:span>) and <text:span text:style-name="Citation">second</text:span> (<text:span text:style-name="Units">s</text:span>). Derived units in SI comprise <text:span text:style-name="Citation">square meter</text:span> (<text:span text:style-name="Units">m²</text:span>), <text:span text:style-name="Citation">watt</text:span> (<text:span text:style-name="Units">m²</text:span><text:span text:style-name="T31">∙kg∙s⁯</text:span><text:span text:style-name="T32">-</text:span><text:span text:style-name="T31">³</text:span><text:span text:style-name="T33">), </text:span><text:span text:style-name="T34">etc.</text:span><text:span text:style-name="T33"> Some derived units have been given special names and symbols for convenience. For example the above-cited </text:span><text:span text:style-name="T34">watt</text:span><text:span text:style-name="T33"> derived unit is represented by the symbol </text:span><text:span text:style-name="T31">W.</text:span></text:p>
      <text:p text:style-name="P27">In SI, the base and derived units form a <text:span text:style-name="Citation">coherent</text:span> set of units, where coherent means that those units are mutually related by rules of multiplication and division with no numerical factor other than 1 <text:span text:style-name="Reference">(BIPM, 1998)</text:span>. Those units are collectively designated in this specification as <text:span text:style-name="Citation">system unit</text:span> (not to be confused with <text:span text:style-name="Citation">system of units</text:span>).</text:p>
      <text:p text:style-name="Space_20_for_20_figure"><draw:g text:anchor-type="as-char" draw:z-index="0" draw:style-name="gr1"><draw:rect draw:style-name="gr2" draw:text-style-name="P28" svg:width="2.9531in" svg:height="2.0669in" svg:x="3.1492in" svg:y="0in"><text:p/></draw:rect><draw:rect draw:style-name="gr3" draw:text-style-name="P28" svg:width="2.9531in" svg:height="2.0669in" svg:x="0in" svg:y="0in"><text:p/></draw:rect><draw:rect draw:style-name="gr4" draw:text-style-name="P30" draw:id="id2" svg:width="1.1823in" svg:height="0.2953in" svg:x="0.1965in" svg:y="0.8862in"><text:p text:style-name="P29"><text:span text:style-name="T35">SystemUnit</text:span></text:p></draw:rect><draw:rect draw:style-name="gr5" draw:text-style-name="P30" draw:id="id8" svg:width="1.1823in" svg:height="0.2953in" svg:x="4.0362in" svg:y="0.0984in"><text:p text:style-name="P29"><text:span text:style-name="T35">SystemOfUnits</text:span></text:p></draw:rect><draw:rect draw:style-name="gr6" draw:text-style-name="P30" draw:id="id1" svg:width="1.1823in" svg:height="0.2953in" svg:x="0.1965in" svg:y="1.6736in"><text:p text:style-name="P29"><text:span text:style-name="T35">BaseUnit</text:span></text:p></draw:rect><draw:rect draw:style-name="gr7" draw:text-style-name="P30" draw:id="id3" svg:width="1.1815in" svg:height="0.2953in" svg:x="1.5756in" svg:y="1.6736in"><text:p text:style-name="P29"><text:span text:style-name="T35">DerivedUnit</text:span></text:p></draw:rect><draw:rect draw:style-name="gr8" draw:text-style-name="P30" draw:id="id9" svg:width="1.1815in" svg:height="0.2953in" svg:x="3.3465in" svg:y="0.8862in"><text:p text:style-name="P29"><text:span text:style-name="T35">SI</text:span></text:p></draw:rect><draw:rect draw:style-name="gr9" draw:text-style-name="P30" draw:id="id6" svg:width="1.1823in" svg:height="0.2953in" svg:x="4.7252in" svg:y="0.8862in"><text:p text:style-name="P29"><text:span text:style-name="T35">English</text:span></text:p></draw:rect><draw:rect draw:style-name="gr10" draw:text-style-name="P30" draw:id="id5" svg:width="1.1815in" svg:height="0.2953in" svg:x="3.3465in" svg:y="1.6736in"><text:p text:style-name="P29"><text:span text:style-name="T35">English.US</text:span></text:p></draw:rect><draw:rect draw:style-name="gr11" draw:text-style-name="P30" draw:id="id7" svg:width="1.1823in" svg:height="0.2953in" svg:x="4.7252in" svg:y="1.6736in"><text:p text:style-name="P29"><text:span text:style-name="T35">English.UK</text:span></text:p></draw:rect><draw:rect draw:style-name="gr12" draw:text-style-name="P30" draw:id="id4" svg:width="1.1815in" svg:height="0.2953in" svg:x="0.8866in" svg:y="0.0984in"><text:p text:style-name="P29"><text:span text:style-name="T35">Unit</text:span></text:p></draw:rect><draw:connector draw:style-name="gr13" draw:text-style-name="P28" svg:x1="0.7874in" svg:y1="1.674in" svg:x2="0.7874in" svg:y2="1.1811in" draw:start-shape="id1" draw:start-glue-point="0" draw:end-shape="id2" draw:end-glue-point="2"><text:p/></draw:connector><draw:connector draw:style-name="gr14" draw:text-style-name="P28" svg:x1="2.1665in" svg:y1="1.674in" svg:x2="0.7874in" svg:y2="1.1811in" draw:start-shape="id3" draw:start-glue-point="0" draw:end-shape="id2" draw:end-glue-point="2"><text:p/></draw:connector><draw:connector draw:style-name="gr15" draw:text-style-name="P28" svg:x1="0.7874in" svg:y1="0.8866in" svg:x2="1.4776in" svg:y2="0.3937in" draw:start-shape="id2" draw:start-glue-point="0" draw:end-shape="id4" draw:end-glue-point="2"><text:p/></draw:connector><draw:connector draw:style-name="gr16" draw:text-style-name="P28" svg:x1="3.9366in" svg:y1="1.674in" svg:x2="5.3165in" svg:y2="1.1811in" draw:start-shape="id5" draw:start-glue-point="0" draw:end-shape="id6"><text:p/></draw:connector><draw:connector draw:style-name="gr17" draw:text-style-name="P28" svg:x1="5.3161in" svg:y1="1.674in" svg:x2="5.3161in" svg:y2="1.1811in" draw:start-shape="id7" draw:start-glue-point="0" draw:end-shape="id6" draw:end-glue-point="2"><text:p/></draw:connector><draw:connector draw:style-name="gr18" draw:text-style-name="P28" svg:x1="5.3169in" svg:y1="0.8866in" svg:x2="4.6272in" svg:y2="0.3937in" draw:start-shape="id6" draw:start-glue-point="0" draw:end-shape="id8"><text:p/></draw:connector><draw:connector draw:style-name="gr19" draw:text-style-name="P28" svg:x1="3.9366in" svg:y1="0.8866in" svg:x2="4.6276in" svg:y2="0.3937in" draw:start-shape="id9" draw:start-glue-point="0" draw:end-shape="id8" draw:end-glue-point="2"><text:p/></draw:connector><draw:rect draw:style-name="gr20" draw:text-style-name="P30" draw:id="id10" svg:width="1.1815in" svg:height="0.2953in" svg:x="1.5752in" svg:y="0.8862in"><text:p text:style-name="P29"><text:span text:style-name="T35">ConvertibleUnit</text:span></text:p></draw:rect><draw:connector draw:style-name="gr21" draw:text-style-name="P28" svg:x1="2.1661in" svg:y1="0.8866in" svg:x2="1.4772in" svg:y2="0.3937in" draw:start-shape="id10" draw:start-glue-point="0" draw:end-shape="id4"><text:p/></draw:connector></draw:g></text:p>
      <text:p text:style-name="Figure"><text:span text:style-name="T23">Figure </text:span><text:span text:style-name="T23"><text:sequence text:ref-name="refFigure0" text:name="Figure" text:formula="ooow:Figure+1" style:num-format="1">1</text:sequence></text:span><text:span text:style-name="T23">:</text:span> Partial view of <text:span text:style-name="Citation">Unit</text:span> and <text:span text:style-name="Citation">System of Units</text:span> hierarchy.</text:p>
      <text:p text:style-name="Text_20_body"><text:span text:style-name="T33">Multiples and sub-multiples of SI units like </text:span><text:span text:style-name="T34">kilometer</text:span><text:span text:style-name="T33"> are not system units. They are represented by a different </text:span><text:span text:style-name="T36">Unit</text:span><text:span text:style-name="T33"> subclass, namely </text:span><text:span text:style-name="T36">ConvertibleUnit</text:span><text:span text:style-name="T33">.</text:span></text:p>
      <text:h text:style-name="Heading_20_2" text:outline-level="2">Obtaining Unit Instances</text:h>
      <text:p text:style-name="Text_20_body"><text:span text:style-name="Source_20_Text">Unit</text:span> instances can be obtained in a number of ways. The easiest way is to use one of the predefined constants provided in various <text:span text:style-name="Source_20_Text">SystemOfUnits</text:span> subclasses like <text:span text:style-name="Source_20_Text">SI</text:span> (<text:span text:style-name="T1">§</text:span> <text:reference-ref text:reference-format="chapter" text:ref-name="Construction from predefined constants">4.3.1</text:reference-ref>). Because the constants are known to the compiler, this approach also provides compile-time checking as discussed in <text:span text:style-name="T1">§</text:span> <text:reference-ref text:reference-format="chapter" text:ref-name="Unit parametrization">4.4</text:reference-ref>. New units can also be created by applying algebraic operations on existing units (<text:span text:style-name="T1">§</text:span> <text:reference-ref text:reference-format="chapter" text:ref-name="Construction from algebraic operations">4.3.2</text:reference-ref>), or by parsing a unit symbol (<text:span text:style-name="T1">§</text:span> <text:reference-ref text:reference-format="chapter" text:ref-name="Construction from unit symbol">4.3.3</text:reference-ref>).</text:p>
      <text:h text:style-name="Heading_20_3" text:outline-level="3"><text:reference-mark-start text:name="Construction from predefined constants"/>From predefined constants<text:reference-mark-end text:name="Construction from predefined constants"/></text:h>
      <text:p text:style-name="Text_20_body"><text:span text:style-name="Source_20_Text">SystemUnit</text:span> instances can be obtained from a system of units implementation like the <text:span text:style-name="Source_20_Text">SI</text:span> class. Only a single instance of a given <text:span text:style-name="Source_20_Text">SystemOfUnits</text:span> leaf subclass can exists in a virtual machine. Those leaf subclasses are encouraged (but not required) to expose all their system units as static final constants. For example the <text:span text:style-name="Source_20_Text">SI</text:span> class provides such static constants like <text:span text:style-name="Source_20_Text">METRE</text:span> (a basic unit) or <text:span text:style-name="Source_20_Text">WATT</text:span> (a derived unit).</text:p>
      <text:p text:style-name="Text_20_body"><draw:frame draw:style-name="fr6" draw:name="Cadre2" text:anchor-type="paragraph" svg:y="0in" svg:width="5.2118in" draw:z-index="1"><draw:text-box fo:min-height="0.8043in"><text:p text:style-name="Frame_20_contents"><draw:frame draw:style-name="fr7" draw:name="graphics2" text:anchor-type="paragraph" svg:x="0.0083in" svg:y="0.0209in" svg:width="0.3335in" svg:height="0.3335in" draw:z-index="18"><draw:image xlink:href="Pictures/1000020000000020000000200D1093E7.gif" xlink:type="simple" xlink:show="embed" xlink:actuate="onLoad"/></draw:frame><text:span text:style-name="Source_20_Text">METRE</text:span> or <text:span text:style-name="Source_20_Text">METER</text:span>? The former is British spelling and the later is U.S. <text:s/>An on-line dictionary of English gives the following explanation: “a metre is a measure and a meter a measuring device”. The BIPM brochure, ISO 31 and Wikipedia use “metre”, while NIST use “meter” (e.g. NIST SP 1038). To avoid controversy, the SI class supports both spelling.</text:p></draw:text-box></draw:frame>In the particular case of the <text:span text:style-name="Source_20_Text">SI</text:span> class, a set of static methods is also provided for obtaining multiples or sub-multiples of system units. All those methods are named as SI prefix names changed to upper case. Examples<text:note text:id="ftn3" text:note-class="footnote"><text:note-citation>3</text:note-citation><text:note-body><text:p text:style-name="Footnote">We keep the <text:span text:style-name="Source_20_Text">SI</text:span> class name in those examples for clarity. For many applications, usage of static imports will make the reading easier, as in <text:span text:style-name="Source_20_Text">KILO(METRE)</text:span>.</text:p></text:note-body></text:note>:</text:p>
      <text:p text:style-name="Code_20_begin"><draw:frame draw:style-name="fr8" draw:name="Frame9" text:anchor-type="paragraph" svg:x="1.5457in" svg:y="0.0709in" fo:min-width="0.7902in" draw:z-index="17"><draw:text-box fo:min-height="0.2in"><text:p text:style-name="P31"><text:span text:style-name="T23">Unit</text:span>&lt;<text:span text:style-name="T23">Length</text:span>&gt; m <text:s/>= <text:span text:style-name="T23">SI.METRE</text:span>;</text:p><text:p text:style-name="P32"><text:span text:style-name="T23">Unit</text:span>&lt;<text:span text:style-name="T23">Length</text:span>&gt; km = <text:span text:style-name="T23">SI.KILO(SI.METRE)</text:span>;</text:p><text:p text:style-name="P26"><text:span text:style-name="T23">Unit</text:span>&lt;<text:span text:style-name="T23">Energy</text:span>&gt; kW = <text:span text:style-name="T23">SI.KILO(SI.WATT)</text:span>;</text:p></draw:text-box></draw:frame></text:p>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Unit</text:span> instances obtained that way provide type safety through unit parametrization (the <text:span text:style-name="Source_20_Text">&lt;Length&gt;</text:span> and <text:span text:style-name="Source_20_Text">&lt;Energy&gt;</text:span> declarations above). This feature will be discussed more extensively in <text:span text:style-name="T1">§</text:span> <text:reference-ref text:reference-format="chapter" text:ref-name="Unit parametrization">4.4</text:reference-ref>.</text:p>
      <text:h text:style-name="Heading_20_3" text:outline-level="3"><text:reference-mark-start text:name="Construction from algebraic operations"/>From algebraic operations<text:reference-mark-end text:name="Construction from algebraic operations"/></text:h>
      <text:p text:style-name="Text_20_body">Units can be created dynamically from existing units by the use of algebraic operations. All operations are defined as member methods of the <text:span text:style-name="Source_20_Text">Unit</text:span> class, except the static convenience methods defined in the <text:span text:style-name="Source_20_Text">SI</text:span> class (<text:span text:style-name="T1">§</text:span> <text:reference-ref text:reference-format="chapter" text:ref-name="Construction from predefined constants">4.3.1</text:reference-ref>). Those <text:span text:style-name="Source_20_Text">SI</text:span> methods are omitted from discussion below<text:note text:id="ftn4" text:note-class="footnote"><text:note-citation>4</text:note-citation><text:note-body><text:p text:style-name="Footnote">All static methods defined in the <text:span text:style-name="Source_20_Text">SI</text:span> class can be implemented in terms of calls to <text:span text:style-name="Source_20_Text">Unit</text:span> member methods. For example <text:span text:style-name="Source_20_Text">SI.KILO(Unit)</text:span> can be mapped to <text:span text:style-name="Source_20_Text">Unit.multiply(1000.0)</text:span>.</text:p></text:note-body></text:note>.</text:p>
      <text:h text:style-name="Heading_20_4" text:outline-level="4">Operands:</text:h>
      <text:p text:style-name="P33">All binary operations expect (<text:span text:style-name="Source_20_Text">Unit</text:span>,<text:span text:style-name="T1"> </text:span><text:span text:style-name="T37">Unit</text:span><text:span text:style-name="T1">) or (</text:span><text:span text:style-name="T37">Unit</text:span><text:span text:style-name="T1">, </text:span><text:span text:style-name="T38">n</text:span><text:span text:style-name="T1">) operands where </text:span><text:span text:style-name="T38">n</text:span><text:span text:style-name="T1"> stands for an integer or a floating point value. The first operand is always the </text:span><text:span text:style-name="T37">Unit</text:span><text:span text:style-name="T1"> instance on which the Java method is invoked.</text:span></text:p>
      <text:p text:style-name="Example"><text:span text:style-name="T39">Example:</text:span><text:span text:style-name="T40"> lets “</text:span><text:span text:style-name="T41">m</text:span><text:span text:style-name="T40">“ and “</text:span><text:span text:style-name="T41">s</text:span><text:span text:style-name="T40">“ be two instances of </text:span><text:span text:style-name="T42">Unit</text:span><text:span text:style-name="T40">. Some valid operations are “</text:span><text:span text:style-name="T41">m/s</text:span><text:span text:style-name="T40">”, “</text:span><text:span text:style-name="T41">m·s</text:span><text:span text:style-name="T40">”, “</text:span><text:span text:style-name="T41">m²</text:span><text:span text:style-name="T40">“ or “</text:span><text:span text:style-name="T41">m·1000</text:span><text:span text:style-name="T40">“ where “</text:span><text:span text:style-name="T41">/</text:span><text:span text:style-name="T40">”, “</text:span><text:span text:style-name="T41">·</text:span><text:span text:style-name="T40">“ and raising to a power maps to Java methods </text:span><text:span text:style-name="T42">divide(Unit)</text:span><text:span text:style-name="T40">, </text:span><text:span text:style-name="T42">times(Unit)</text:span><text:span text:style-name="T40"> and </text:span><text:span text:style-name="T42">power(int)</text:span><text:span text:style-name="T40"> invoked on the </text:span><text:span text:style-name="T42">Unit</text:span><text:span text:style-name="T40"> instance named “</text:span><text:span text:style-name="T41">m</text:span><text:span text:style-name="T40">”.</text:span></text:p>
      <text:h text:style-name="Heading_20_4" text:outline-level="4">Result:</text:h>
      <text:p text:style-name="Text_20_body_20_indent"><text:span text:style-name="T1">All operations – both unary and binary – return a new or an existing instance of </text:span><text:span text:style-name="T37">Unit</text:span><text:span text:style-name="T1">. All operations can be grouped in two categories according the dimension of the returned unit, compared to the dimension of the first </text:span><text:span text:style-name="T37">Unit</text:span><text:span text:style-name="T1"> operand:</text:span></text:p>
      <text:list text:style-name="List_20_1">
        <text:list-item text:start-value="1">
          <text:p text:style-name="P7">Result has the same dimension as the operand. Those operations are used for the definition of new units as existing units scaled to some factors, or as existing units with the scale translated by some offset. Quantities expressed in terms of the resulting unit are convertible to the original unit. For example the inch unit can be defined as 2.54 centimeters, or equivalently as the centimeter unit scaled by a factor of 2.54.</text:p>
        </text:list-item>
        <text:list-item>
          <text:p text:style-name="P12">Result has a different dimension than the operand. Those operations are used for derivation of new units from existing one (often from base units). Quantities expressed in terms of the resulting unit are usually not convertible to the original unit. For example the watt unit can be defined as the joule unit divided by the second unit.</text:p>
        </text:list-item>
      </text:list>
      <text:p text:style-name="Text_20_body">The following table summarizes the algebraic operations provided in the <text:span text:style-name="Source_20_Text">Unit</text:span> class.</text:p>
      <table:table table:name="Operations" table:style-name="Operations">
        <table:table-column table:style-name="Operations.A" table:number-columns-repeated="2"/>
        <table:table-header-rows>
          <table:table-row>
            <table:table-cell table:style-name="Operations.A1" office:value-type="string">
              <text:p text:style-name="Table_20_Heading">Result with same dimension</text:p>
            </table:table-cell>
            <table:table-cell table:style-name="Operations.B1" office:value-type="string">
              <text:p text:style-name="Table_20_Heading">Result with different dimension</text:p>
            </table:table-cell>
          </table:table-row>
        </table:table-header-rows>
        <table:table-row>
          <table:table-cell table:style-name="Operations.A2" office:value-type="string">
            <text:p text:style-name="P34">Binary operations:</text:p>
            <text:list text:style-name="List_20_1">
              <text:list-item text:start-value="1">
                <text:p text:style-name="P35"><text:span text:style-name="T19">plus</text:span><text:span text:style-name="T43"> <text:s text:c="4"/>(double) </text:span><text:span text:style-name="T44">or</text:span><text:span text:style-name="T43"> (long)</text:span></text:p>
              </text:list-item>
              <text:list-item>
                <text:p text:style-name="P35"><text:span text:style-name="T19">times</text:span><text:span text:style-name="Source_20_Text"><text:span text:style-name="T43"> <text:s text:c="3"/>(double) </text:span></text:span><text:span text:style-name="Source_20_Text"><text:span text:style-name="T45">or</text:span></text:span><text:span text:style-name="Source_20_Text"><text:span text:style-name="T43"> (long)</text:span></text:span></text:p>
              </text:list-item>
              <text:list-item>
                <text:p text:style-name="P35"><text:span text:style-name="T19">divide</text:span><text:span text:style-name="T43"> <text:s text:c="2"/>(double) </text:span><text:span text:style-name="T45">or</text:span><text:span text:style-name="T43"> (long)</text:span></text:p>
              </text:list-item>
              <text:list-item>
                <text:p text:style-name="P35"><text:span text:style-name="T19">compound</text:span><text:span text:style-name="T43"> (Unit)</text:span></text:p>
              </text:list-item>
            </text:list>
          </table:table-cell>
          <table:table-cell table:style-name="Operations.B2" office:value-type="string">
            <text:p text:style-name="P34">Binary operations:</text:p>
            <text:list text:style-name="List_20_1">
              <text:list-item text:start-value="1">
                <text:p text:style-name="P36"><text:span text:style-name="T19">root</text:span><text:span text:style-name="T43"> <text:s text:c="2"/>(int)</text:span></text:p>
              </text:list-item>
              <text:list-item>
                <text:p text:style-name="P36"><text:span text:style-name="T19">power</text:span><text:span text:style-name="T43"> <text:s/>(int)</text:span></text:p>
              </text:list-item>
              <text:list-item>
                <text:p text:style-name="P36"><text:span text:style-name="T19">times</text:span><text:span text:style-name="T43"> <text:s/>(Unit)</text:span></text:p>
              </text:list-item>
              <text:list-item>
                <text:p text:style-name="P36"><text:span text:style-name="T19">divide</text:span><text:span text:style-name="T43"> (Unit)</text:span></text:p>
              </text:list-item>
            </text:list>
          </table:table-cell>
        </table:table-row>
        <table:table-row>
          <table:table-cell table:style-name="Operations.A3" office:value-type="string">
            <text:p text:style-name="P37"/>
          </table:table-cell>
          <table:table-cell table:style-name="Operations.B3" office:value-type="string">
            <text:p text:style-name="P34">Unary operations:</text:p>
            <text:list text:style-name="List_20_1">
              <text:list-item text:start-value="1">
                <text:p text:style-name="P38"><text:span text:style-name="T46">inverse</text:span><text:span text:style-name="T47">()</text:span></text:p>
              </text:list-item>
            </text:list>
          </table:table-cell>
        </table:table-row>
      </table:table>
      <text:h text:style-name="Heading_20_4" text:outline-level="4"><draw:frame draw:style-name="fr3" draw:name="Cadre3" text:anchor-type="paragraph" svg:x="0.4756in" svg:y="0.0835in" svg:width="5.5118in" draw:z-index="2"><draw:text-box fo:min-height="0.1965in"><text:p text:style-name="Frame_20_contents"><draw:frame draw:style-name="fr4" draw:name="graphics1" text:anchor-type="paragraph" svg:x="0.0098in" svg:y="0.0201in" svg:width="0.3335in" svg:height="0.3335in" draw:z-index="14"><draw:image xlink:href="Pictures/1000020000000020000000200D1093E7.gif" xlink:type="simple" xlink:show="embed" xlink:actuate="onLoad"/></draw:frame>An other proposal for method names was <text:span text:style-name="Source_20_Text">add</text:span> and <text:span text:style-name="Source_20_Text">multiply</text:span>, which are more common than <text:span text:style-name="Source_20_Text">plus</text:span> and <text:span text:style-name="Source_20_Text">times</text:span> in JDK and Java3D libraries. However it has been reported that some users expect “<text:span text:style-name="Source_20_Text">A.add(B)</text:span>” to perform an addition in place (i.e. the new value replace the old value into <text:span text:style-name="Source_20_Text">A</text:span>), while “<text:span text:style-name="Source_20_Text">A.plus(B)</text:span>” suggests the same behavior than the <text:span text:style-name="Source_20_Text">+</text:span> operator.</text:p></draw:text-box></draw:frame>Example for the first case</text:h>
      <text:p text:style-name="Text_20_body">The following examples define the inch unit as 2.54 centimeters. This unit is defined in three different ways, which are all equivalent up to rounding error. The algebraic functions appear in bold characters. Note that <text:span text:style-name="Source_20_Text">CENTI(</text:span><text:span text:style-name="T48">x</text:span><text:span text:style-name="Source_20_Text">)</text:span> is basically a convenience method for <text:span text:style-name="T49">x</text:span><text:span text:style-name="T50">.times(0.01)</text:span> with prefix symbol management added. The <text:span text:style-name="Source_20_Text">CENTI</text:span> and <text:span text:style-name="Source_20_Text">METRE</text:span> members are defined in the <text:span text:style-name="Source_20_Text">SI</text:span> class, which is assumed implicit through a <text:span text:style-name="Source_20_Text">static</text:span> <text:span text:style-name="Source_20_Text">import</text:span> statement. The result is a new unit (inch) of the same dimension (length) as the scaled unit (meter).</text:p>
      <text:list text:style-name="List_20_1">
        <text:list-item text:start-value="1">
          <text:p text:style-name="P39"><text:span text:style-name="T23">Unit</text:span>&lt;<text:span text:style-name="T23">Length</text:span>&gt; INCH = <text:span text:style-name="T29">CENTI</text:span>(<text:span text:style-name="T29">METRE</text:span>).<text:span text:style-name="T23">times</text:span>(2.54);</text:p>
        </text:list-item>
        <text:list-item>
          <text:p text:style-name="P40"><text:span text:style-name="T23">Unit</text:span>&lt;<text:span text:style-name="T23">Length</text:span>&gt; INCH = <text:span text:style-name="T29">METRE</text:span>.<text:span text:style-name="T23">times</text:span>(0.01).<text:span text:style-name="T23">times</text:span>(2.54);</text:p>
        </text:list-item>
        <text:list-item>
          <text:p text:style-name="P41"><text:span text:style-name="T23">Unit</text:span>&lt;<text:span text:style-name="T23">Length</text:span>&gt; INCH = <text:span text:style-name="T29">METRE</text:span>.<text:span text:style-name="T23">times</text:span>(0.0254);</text:p>
        </text:list-item>
      </text:list>
      <text:h text:style-name="Heading_20_4" text:outline-level="4">Example for the second case</text:h>
      <text:p text:style-name="Text_20_body">The following example defines the watt unit as the joule unit divided by the second unit. Joule has the dimension of energy, while second has the dimension of time. The result is a unit with dimension of power.</text:p>
      <text:p text:style-name="P42"><text:span text:style-name="T23">Unit</text:span>&lt;<text:span text:style-name="T23">Power</text:span>&gt; WATT = <text:span text:style-name="T29">JOULE</text:span>.<text:span text:style-name="T23">divide</text:span>(<text:span text:style-name="T29">SECOND</text:span>).asType(<text:span text:style-name="T23">Power</text:span>.<text:span text:style-name="T30">class</text:span>);</text:p>
      <text:h text:style-name="Heading_20_3" text:outline-level="3"><text:reference-mark-start text:name="Construction from unit symbol"/>From unit symbol<text:reference-mark-end text:name="Construction from unit symbol"/></text:h>
      <text:p text:style-name="Text_20_body">Units can be created dynamically from their string representation – usually their unit symbol, but other kinds of string representations are allowed as well. Bidirectional transformations between units and string representations (parsing and formatting) are performed by the <text:span text:style-name="Source_20_Text">UnitFormat</text:span> class. This class serves three purposes:</text:p>
      <text:list text:style-name="List_20_1">
        <text:list-item text:start-value="1">
          <text:p text:style-name="P7">Maintains associations between an arbitrary amount of unit instances and their string representations. This usually includes all base units together with the derived units that have a special name and symbol. For example a <text:span text:style-name="Source_20_Text">UnitFormat</text:span> instance for SI symbols should maps the “<text:span text:style-name="T51">W</text:span>” string to the <text:span text:style-name="Source_20_Text">SI.</text:span><text:span text:style-name="T19">WATT</text:span> unit instance.</text:p>
        </text:list-item>
        <text:list-item>
          <text:p text:style-name="P11">Maps prefix symbols to the corresponding scaling methods, if applicable. For example a <text:span text:style-name="Source_20_Text">UnitFormat</text:span> instance for SI symbols should map the “<text:span text:style-name="T51">k</text:span><text:span text:style-name="Units">W</text:span>” string to the <text:span text:style-name="T43">SI.</text:span><text:span text:style-name="T19">KILO</text:span><text:span text:style-name="T43">(SI.WATT)</text:span> unit instance.</text:p>
        </text:list-item>
        <text:list-item>
          <text:p text:style-name="P12">Maps operator symbols to the corresponding arithmetic methods. For example a <text:span text:style-name="Source_20_Text">UnitFormat</text:span> instance for SI symbols should map the “<text:span text:style-name="Units">m</text:span><text:span text:style-name="T51">/</text:span><text:span text:style-name="Units">s</text:span>” string to the <text:span text:style-name="T43">SI.METER.</text:span><text:span text:style-name="T19">divide</text:span><text:span text:style-name="T43">(SI.SECOND)</text:span> unit instance.</text:p>
        </text:list-item>
      </text:list>
      <text:p text:style-name="Text_20_body"><text:span text:style-name="Source_20_Text">UnitFormat</text:span> is defined as a <text:span text:style-name="Source_20_Text">java.text.Format</text:span> subclass in order to facilitate its usage with existing libraries like <text:span text:style-name="Source_20_Text">javax.swing.JFormattedTextField</text:span>. Like most <text:span text:style-name="Source_20_Text">Format</text:span> classes, it contains a set of <text:span text:style-name="Source_20_Text">getInstance(</text:span><text:span text:style-name="T52">…</text:span><text:span text:style-name="Source_20_Text">)</text:span> static methods. They are detailed together with the rest of the <text:span text:style-name="Source_20_Text">UnitFormat</text:span> API. Users can get <text:span text:style-name="Source_20_Text">Unit</text:span> objects directly from a <text:span text:style-name="Source_20_Text">UnitFormat</text:span> instance – this approach provides the greatest flexibility – or from the <text:span text:style-name="Source_20_Text">Unit.valueOf(String)</text:span> convenience static method, which delegates to a standard <text:span text:style-name="Source_20_Text">UnitFormat</text:span> instance. This convenience method shall recognize all SI and non-SI units enumerated in the SI brochure and U.S. customary units (<text:span text:style-name="T1">§</text:span> <text:reference-ref text:reference-format="chapter" text:ref-name="Supported Units">6</text:reference-ref>). Examples:</text:p>
      <text:p text:style-name="Code"><draw:frame draw:style-name="fr1" draw:name="Frame3" text:anchor-type="paragraph" fo:min-width="0.7902in" draw:z-index="5"><draw:text-box fo:min-height="0.2098in"><text:p text:style-name="P22"><text:span text:style-name="T23">Unit</text:span>&lt;<text:span text:style-name="T23">Length</text:span>&gt; meter = <text:span text:style-name="T23">Unit</text:span>.valueOf(<text:span text:style-name="T53">"m"</text:span>).asType(<text:span text:style-name="T23">Length</text:span>.<text:span text:style-name="T30">class</text:span>);</text:p><text:p text:style-name="P22"/><text:p text:style-name="P22"><text:span text:style-name="T23">Unit</text:span>&lt;<text:span text:style-name="T23">Length</text:span>&gt; feet = <text:span text:style-name="T23">Unit</text:span>.valueOf(<text:span text:style-name="T53">"ft"</text:span>).asType(<text:span text:style-name="T23">Length</text:span>.<text:span text:style-name="T30">class</text:span>);</text:p><text:p text:style-name="P22"/><text:p text:style-name="P22"><text:span text:style-name="T23">Unit</text:span>&lt;<text:span text:style-name="T23">Energy</text:span>&gt; kilojoule = <text:span text:style-name="T23">Unit</text:span>.valueOf(<text:span text:style-name="T53">"kJ"</text:span>).asType(<text:span text:style-name="T23">Energy</text:span>.<text:span text:style-name="T30">class</text:span>);</text:p><text:p text:style-name="P22"/><text:p text:style-name="P22"><text:span text:style-name="T23">Unit</text:span>&lt;<text:span text:style-name="T23">Acceleration</text:span>&gt; mps2 = <text:span text:style-name="T23">Unit</text:span>.valueOf(<text:span text:style-name="T53">"m/s²"</text:span>).asType(<text:span text:style-name="T23">Acceleration</text:span>.<text:span text:style-name="T30">class</text:span>);</text:p></draw:text-box></draw:frame></text:p>
      <text:p text:style-name="Text_20_body">The <text:span text:style-name="Source_20_Text">asType</text:span> method is used for forcing the <text:span text:style-name="Source_20_Text">valueOf</text:span> return value from <text:span text:style-name="Source_20_Text">Unit&lt;?&gt;</text:span> to some typed unit like <text:span text:style-name="Source_20_Text">Unit&lt;Length&gt;</text:span>. More will be said in <text:span text:style-name="T1">§</text:span> <text:reference-ref text:reference-format="chapter" text:ref-name="Unit parametrization">4.4</text:reference-ref>.</text:p>
      <text:h text:style-name="P43" text:outline-level="2"><text:reference-mark-start text:name="Unit parametrization"/>Unit Parametrization<text:reference-mark-end text:name="Unit parametrization"/></text:h>
      <text:p text:style-name="Text_20_body">Units are always checked for compatibility at runtime prior to any operation. For example any attempt to convert a quantity from kilogram units to meters units will result in a <text:span text:style-name="Source_20_Text">ConversionException</text:span> being thrown. Rigorous runtime checks are needed because units may be unknown at compile-time (<text:span text:style-name="T1">§</text:span> <text:reference-ref text:reference-format="chapter" text:ref-name="Using units unknown at compile-time">5.1</text:reference-ref>), and because it is possible to defeat the compile-time checks with unchecked casts. Note that the performance impact of systematic run time check is not always significant (<text:span text:style-name="T1">§</text:span> <text:reference-ref text:reference-format="chapter" text:ref-name="Units conversions">4.5</text:reference-ref>).</text:p>
      <text:p text:style-name="Text_20_body">In addition of runtime checks, some limited compile-time checks can be achieved in the Java language using parameterized types. Units can be parameterized with the quantities on which they apply, for example <text:span text:style-name="Source_20_Text">Unit&lt;Length&gt;</text:span> for any units of length. Parameterized types allow applications to put restrictions on the units they can accept, as in <text:span text:style-name="T1">§</text:span> <text:reference-ref text:reference-format="chapter" text:ref-name="Using parameterization">5.5</text:reference-ref> (page <text:reference-ref text:reference-format="page" text:ref-name="Using parameterization">16</text:reference-ref>).</text:p>
      <text:p text:style-name="Text_20_body">User can get a parameterized unit by the following means:</text:p>
      <text:list text:style-name="List_20_1">
        <text:list-item text:start-value="1">
          <text:p text:style-name="P44">Assignation from one of the predefined constants, for example all constants in the <text:span text:style-name="Source_20_Text">SI</text:span> class.</text:p>
        </text:list-item>
        <text:list-item>
          <text:p text:style-name="P12">All operations returning alway a unit of the exact same type than the operand – or, in terms of Java language, all <text:span text:style-name="Source_20_Text">Unit</text:span> methods where the return type is exactly <text:span text:style-name="Source_20_Text">Unit&lt;Q&gt;</text:span>. This include multiplication (<text:span text:style-name="Source_20_Text">times</text:span>) and division (<text:span text:style-name="Source_20_Text">divide</text:span>) by a factor.</text:p>
        </text:list-item>
      </text:list>
      <text:p text:style-name="Text_20_body">For example all the following assignations are type safe:</text:p>
      <text:p text:style-name="P45"><draw:frame draw:style-name="fr8" draw:name="Frame4" text:anchor-type="paragraph" svg:x="1.4327in" svg:y="0.0335in" fo:min-width="0.7902in" draw:z-index="7"><draw:text-box fo:min-height="0.2in"><text:p text:style-name="P45"><text:span text:style-name="T23">Unit</text:span>&lt;<text:span text:style-name="T23">Length</text:span>&gt; m <text:s text:c="3"/>= <text:span text:style-name="T29">METRE</text:span>;</text:p><text:p text:style-name="P22"><text:span text:style-name="T23">Unit</text:span>&lt;<text:span text:style-name="T23">Length</text:span>&gt; cm <text:s text:c="2"/>= <text:span text:style-name="T29">CENTI</text:span>(m);</text:p><text:p text:style-name="P26"><text:span text:style-name="T23">Unit</text:span>&lt;<text:span text:style-name="T23">Length</text:span>&gt; inch = cm.times(2.54);</text:p></draw:text-box></draw:frame></text:p>
      <text:p text:style-name="Text_20_body"/>
      <text:p text:style-name="Text_20_body"/>
      <text:p text:style-name="Text_20_body"/>
      <text:p text:style-name="Text_20_body">However, the assignations below are not type safe, because the result is a type that can not be determined statically by the Java type system. The Java compiler emits a “unchecked cast” warning for such code. Omitting the casts would result in a compiler error.</text:p>
      <text:p text:style-name="Code_20_begin"><draw:frame draw:style-name="fr8" draw:name="Frame5" text:anchor-type="paragraph" svg:x="0.6264in" svg:y="0.1244in" fo:min-width="0.7902in" draw:z-index="6"><draw:text-box fo:min-height="0.2in"><text:p text:style-name="P45"><text:span text:style-name="T23">Unit</text:span>&lt;<text:span text:style-name="T23">Length</text:span>&gt; <text:s text:c="2"/>m <text:s/>= (<text:span text:style-name="T23">Unit</text:span>&lt;<text:span text:style-name="T23">Length</text:span>&gt;) <text:s text:c="2"/><text:span text:style-name="T23">Unit</text:span>.valueOf(<text:span text:style-name="T53">"m"</text:span>);</text:p><text:p text:style-name="P22"><text:span text:style-name="T23">Unit</text:span>&lt;<text:span text:style-name="T23">Area</text:span>&gt; <text:s text:c="4"/>m2 = (<text:span text:style-name="T23">Unit</text:span>&lt;<text:span text:style-name="T23">Area</text:span>&gt;) <text:s text:c="4"/>m.power(2);</text:p><text:p text:style-name="P26"><text:span text:style-name="T23">Unit</text:span>&lt;<text:span text:style-name="T23">Pressure</text:span>&gt; P <text:s/>= (<text:span text:style-name="T23">Unit</text:span>&lt;<text:span text:style-name="T23">Pressure</text:span>&gt;) <text:span text:style-name="T29">NEWTON</text:span>.divide(m2);</text:p></draw:text-box></draw:frame></text:p>
      <text:p text:style-name="Text_20_body"/>
      <text:p text:style-name="Text_20_body"/>
      <text:p text:style-name="Text_20_body"/>
      <text:p text:style-name="Text_20_body">As of Java 5, units checks can't be performed at compile time for such code. However the above code can be rewritten in a slightly safer way as below:</text:p>
      <text:p text:style-name="Code_20_begin"><draw:frame draw:style-name="fr8" draw:name="Frame6" text:anchor-type="paragraph" svg:x="0.7008in" svg:y="0.1453in" fo:min-width="0.7902in" draw:z-index="8"><draw:text-box fo:min-height="0.2in"><text:p text:style-name="P45"><text:span text:style-name="T23">Unit</text:span>&lt;<text:span text:style-name="T23">Length</text:span>&gt; <text:s text:c="2"/>m <text:s/>= <text:span text:style-name="T23">Unit</text:span>.valueOf(<text:span text:style-name="T53">"m"</text:span>).asType(<text:span text:style-name="T23">Length</text:span>.<text:span text:style-name="T30">class</text:span>);</text:p><text:p text:style-name="P22"><text:span text:style-name="T23">Unit</text:span>&lt;<text:span text:style-name="T23">Area</text:span>&gt; <text:s text:c="4"/>m2 = m.power(2).asType(<text:span text:style-name="T23">Area</text:span>.<text:span text:style-name="T30">class</text:span>);</text:p><text:p text:style-name="P26"><text:span text:style-name="T23">Unit</text:span>&lt;<text:span text:style-name="T23">Pressure</text:span>&gt; P <text:s/>= <text:span text:style-name="T29">NEWTON</text:span>.divide(m2).asType(<text:span text:style-name="T23">Pressure</text:span>.<text:span text:style-name="T30">class</text:span>);</text:p></draw:text-box></draw:frame></text:p>
      <text:p text:style-name="Text_20_body"/>
      <text:p text:style-name="Text_20_body"/>
      <text:p text:style-name="Text_20_body"/>
      <text:p text:style-name="Text_20_body">The <text:span text:style-name="Source_20_Text">asType</text:span> method checks at run time if the unit has the dimension of a given quantity, specified as a <text:span text:style-name="Source_20_Text">Class</text:span> object. If the unit doesn't have the correct dimension, then a <text:span text:style-name="Source_20_Text">ClassCastException</text:span> is thrown. This check allows for earlier dimension mismatch detection, compared to the unchecked casts which will thrown an exception only when a unit conversion is first requested.</text:p>
      <text:h text:style-name="Heading_20_2" text:outline-level="2"><text:reference-mark-start text:name="Units conversions"/>Units conversions<text:reference-mark-end text:name="Units conversions"/></text:h>
      <text:p text:style-name="Text_20_body">Conversions involve two steps: obtain a <text:span text:style-name="Source_20_Text">UnitConverter</text:span> object for a given pair of source and target units, then uses it for converting an arbitrary number of floating point values. The example below converts 4 and 6 metres to 400 and 600 centimetres respectively.</text:p>
      <text:p text:style-name="Code_20_begin"><draw:frame draw:style-name="fr1" draw:name="Frame7" text:anchor-type="paragraph" fo:min-width="0.7902in" draw:z-index="9"><draw:text-box fo:min-height="0.2in"><text:p text:style-name="P45"><text:span text:style-name="T23">Unit</text:span>&lt;<text:span text:style-name="T23">Length</text:span>&gt; sourceUnit = <text:span text:style-name="T29">METRE</text:span>;</text:p><text:p text:style-name="P22"><text:span text:style-name="T23">Unit</text:span>&lt;<text:span text:style-name="T23">Length</text:span>&gt; targetUnit = <text:span text:style-name="T29">CENTI</text:span>(<text:span text:style-name="T29">METRE</text:span>);</text:p><text:p text:style-name="P22"><text:span text:style-name="T23">UnitConverter</text:span> c = sourceUnit.getConverterTo(targetUnit);</text:p><text:p text:style-name="P22"><text:span text:style-name="T30">double</text:span> length1 = 4.0;</text:p><text:p text:style-name="P22"><text:span text:style-name="T30">double</text:span> length2 = 6.0;</text:p><text:p text:style-name="P22">length1 = c.convert(length1);</text:p><text:p text:style-name="P26">length2 = c.convert(length2);</text:p></draw:text-box></draw:frame></text:p>
      <text:p text:style-name="Text_20_body"/>
      <text:p text:style-name="Text_20_body"/>
      <text:p text:style-name="Text_20_body"/>
      <text:p text:style-name="Text_20_body"/>
      <text:p text:style-name="Text_20_body"/>
      <text:p text:style-name="Text_20_body"/>
      <text:p text:style-name="Text_20_body">This example illustrates the advantages for a separated <text:span text:style-name="Source_20_Text">UnitConverter</text:span> class as opposed to a <text:span text:style-name="Source_20_Text">convert(double, Unit)</text:span> method straight into the <text:span text:style-name="Source_20_Text">Unit</text:span> class. The process of checking unit compatibility and computing the conversion factor ( <text:span text:style-name="Source_20_Text">Unit.getConverterTo(Unit)</text:span> ) is a costly operation compared to the conversion itself ( <text:span text:style-name="Source_20_Text">UnitConverter.convert(double)</text:span> ). But the conversion factor needs to be computed only once for a series of floating point values. The <text:span text:style-name="Source_20_Text">UnitConverter</text:span> class encapsulates the result of this operation. Once available, it can be applied efficiently on a large number of values (see <text:span text:style-name="T1">§</text:span> <text:reference-ref text:reference-format="chapter" text:ref-name="Using converters">5.3</text:reference-ref> for a code example). Different implementations exist for different kind of unit scale (identity, linear, logarithmic, <text:span text:style-name="Citation">etc.</text:span>), but the most typical one is implemented as a simple multiplication, like in the code snippet below:</text:p>
      <text:p text:style-name="P45"><draw:frame draw:style-name="fr1" draw:name="Frame8" text:anchor-type="paragraph" fo:min-width="0.7902in" draw:z-index="10"><draw:text-box fo:min-height="0.2in"><text:p text:style-name="P45"><text:span text:style-name="T30">class</text:span> MultiplyConverter <text:span text:style-name="T30">extends</text:span> <text:span text:style-name="T23">UnitConverter</text:span> {</text:p><text:p text:style-name="P22"/><text:p text:style-name="Code"><text:span text:style-name="T30">private</text:span> <text:span text:style-name="T30">final double</text:span> scale;</text:p><text:p text:style-name="P46">MultiplyConverter(<text:span text:style-name="T30">double</text:span> scale) {</text:p><text:p text:style-name="Code"><text:s text:c="4"/><text:span text:style-name="T30">this</text:span>.scale = scale;</text:p><text:p text:style-name="Code">}</text:p><text:p text:style-name="P46"><text:span text:style-name="T30">public double</text:span> convert(<text:span text:style-name="T30">double </text:span>value) {</text:p><text:p text:style-name="Code"><text:s text:c="4"/>return value * scale;</text:p><text:p text:style-name="P26"><text:s text:c="5"/>}</text:p><text:p text:style-name="P26">}</text:p></draw:text-box></draw:frame></text:p>
      <text:h text:style-name="Heading_20_1" text:outline-level="1">Use cases and examples</text:h>
      <text:h text:style-name="Heading_20_2" text:outline-level="2"><text:reference-mark-start text:name="Using units unknown at compile-time"/>Making your interface unit agnostic.<text:reference-mark-end text:name="Using units unknown at compile-time"/></text:h>
      <text:p text:style-name="Text_20_body"><office:annotation><dc:date>2007-05-10T00:00:00</dc:date><text:p>HTML: &lt;NOSCRIPT&gt;</text:p></office:annotation><office:annotation><dc:date>2007-05-10T00:00:00</dc:date><text:p>HTML: &lt;/NOSCRIPT&gt;</text:p></office:annotation>Let's take the following example:</text:p>
      <text:p text:style-name="Preformatted_20_Text"><text:span text:style-name="Source_20_Text"><text:s text:c="8"/></text:span><text:span text:style-name="T54">class</text:span><text:span text:style-name="Source_20_Text"> Person {</text:span></text:p>
      <text:p text:style-name="Preformatted_20_Text"><text:span text:style-name="Source_20_Text"><text:s text:c="12"/></text:span><text:span text:style-name="T54">void</text:span><text:span text:style-name="Source_20_Text"> setWeight(</text:span><text:span text:style-name="T54">double</text:span><text:span text:style-name="Source_20_Text"> weight);</text:span></text:p>
      <text:p text:style-name="P47"><text:span text:style-name="Source_20_Text"><text:s text:c="8"/>}</text:span></text:p>
      <text:p text:style-name="Text_20_body">Should the weight be in pound, kilogram ??</text:p>
      <text:p text:style-name="Text_20_body">Using measures there is no room for error:</text:p>
      <text:p text:style-name="Preformatted_20_Text"><text:span text:style-name="Source_20_Text"><text:s text:c="8"/></text:span><text:span text:style-name="T54">class</text:span><text:span text:style-name="Source_20_Text"> Person {</text:span></text:p>
      <text:p text:style-name="Preformatted_20_Text"><text:span text:style-name="Source_20_Text"><text:s text:c="12"/></text:span><text:span text:style-name="T54">void</text:span><text:span text:style-name="Source_20_Text"> setWeight(</text:span><text:span text:style-name="T19">Measurable</text:span><text:span text:style-name="Source_20_Text">&lt;</text:span><text:span text:style-name="T19">Mass</text:span><text:span text:style-name="Source_20_Text">&gt; weight);</text:span></text:p>
      <text:p text:style-name="P47"><text:span text:style-name="Source_20_Text"><text:s text:c="8"/>}</text:span></text:p>
      <text:p text:style-name="Text_20_body">Not only the interface is cleaner (the weight has to be of mass type); but also there is no confusion on the measurement unit:</text:p>
      <text:p text:style-name="Preformatted_20_Text"><text:span text:style-name="Source_20_Text"><text:s text:c="8"/></text:span><text:span text:style-name="T54">double</text:span><text:span text:style-name="Source_20_Text"> weightInKg = weight.doubleValue(</text:span><text:span text:style-name="T43">KILOGRAM</text:span><text:span text:style-name="Source_20_Text">);</text:span></text:p>
      <text:p text:style-name="Preformatted_20_Text"><text:span text:style-name="Source_20_Text"/></text:p>
      <text:p text:style-name="P47"><text:span text:style-name="Source_20_Text"><text:s text:c="8"/></text:span><text:span text:style-name="T54">double</text:span><text:span text:style-name="Source_20_Text"> weightInLb = weight.doubleValue(</text:span><text:span text:style-name="T43">POUND</text:span><text:span text:style-name="Source_20_Text">);</text:span></text:p>
      <text:p text:style-name="Text_20_body">Measurable work hand-in-hand with units (also parameterized). For example, the following would result in compile-time error:</text:p>
      <text:p text:style-name="Preformatted_20_Text"><text:span text:style-name="Source_20_Text"><text:s text:c="8"/></text:span><text:span text:style-name="T54">double</text:span><text:span text:style-name="Source_20_Text"> weightInLiter = weight.doubleValue(</text:span><text:span text:style-name="T43">LITER</text:span><text:span text:style-name="Source_20_Text">); </text:span></text:p>
      <text:p text:style-name="Preformatted_20_Text"><text:span text:style-name="T55"><text:s text:c="13"/>// Compile error, Unit&lt;Mass&gt; required.</text:span></text:p>
      <text:h text:style-name="Heading_20_2" text:outline-level="2">Creating your own Measurable implementation.</text:h>
      <text:p text:style-name="Text_20_body">Users may create their own Measurable implementation without extending Measure as illustrated here:</text:p>
      <text:p text:style-name="Text_20_body"><text:span text:style-name="Source_20_Text"/></text:p>
      <text:p text:style-name="Text_20_body"><text:span text:style-name="Source_20_Text"><text:s text:c="9"/></text:span><text:span text:style-name="T54">public</text:span><text:span text:style-name="Source_20_Text"> </text:span><text:span text:style-name="T54">class</text:span><text:span text:style-name="Source_20_Text"> Delay </text:span><text:span text:style-name="T54">implements</text:span><text:span text:style-name="Source_20_Text"> </text:span><text:span text:style-name="T19">Measurable</text:span><text:span text:style-name="Source_20_Text">&lt;</text:span><text:span text:style-name="T19">Duration</text:span><text:span text:style-name="Source_20_Text">&gt; {</text:span></text:p>
      <text:p text:style-name="Preformatted_20_Text"><text:span text:style-name="Source_20_Text"><text:s text:c="14"/></text:span><text:span text:style-name="T54">long</text:span><text:span text:style-name="Source_20_Text"> nanoseconds; </text:span><text:span text:style-name="Source_20_Text"><text:span text:style-name="T55">// Unit implicit.</text:span></text:span></text:p>
      <text:p text:style-name="Preformatted_20_Text"><text:span text:style-name="Source_20_Text"><text:s text:c="14"/>...</text:span></text:p>
      <text:p text:style-name="Preformatted_20_Text"><text:span text:style-name="Source_20_Text"><text:s text:c="9"/>}</text:span></text:p>
      <text:p text:style-name="Preformatted_20_Text"><text:span text:style-name="Source_20_Text"><text:s/></text:span></text:p>
      <text:p text:style-name="Preformatted_20_Text"><text:span text:style-name="Source_20_Text"><text:s text:c="9"/></text:span><text:span text:style-name="T54">public</text:span><text:span text:style-name="Source_20_Text"> </text:span><text:span text:style-name="T54">class</text:span><text:span text:style-name="Source_20_Text"> Distance </text:span><text:span text:style-name="T54">implements</text:span><text:span text:style-name="Source_20_Text"> </text:span><text:span text:style-name="T19">Measurable</text:span><text:span text:style-name="Source_20_Text">&lt;</text:span><text:span text:style-name="T19">Length</text:span><text:span text:style-name="Source_20_Text">&gt; {</text:span></text:p>
      <text:p text:style-name="Preformatted_20_Text"><text:span text:style-name="Source_20_Text"><text:s text:c="14"/></text:span><text:span text:style-name="T54">double</text:span><text:span text:style-name="Source_20_Text"> meters;</text:span></text:p>
      <text:p text:style-name="Preformatted_20_Text"><text:span text:style-name="Source_20_Text"><text:s text:c="14"/>...</text:span></text:p>
      <text:p text:style-name="Preformatted_20_Text"><text:span text:style-name="Source_20_Text"><text:s text:c="9"/>}</text:span></text:p>
      <text:p text:style-name="Preformatted_20_Text"><text:span text:style-name="Source_20_Text"><text:s text:c="18"/></text:span></text:p>
      <text:p text:style-name="Preformatted_20_Text"><text:span text:style-name="Source_20_Text"><text:s text:c="9"/></text:span><text:span text:style-name="T54">public</text:span><text:span text:style-name="Source_20_Text"> </text:span><text:span text:style-name="T54">class</text:span><text:span text:style-name="Source_20_Text"> Velocity3D </text:span><text:span text:style-name="T54">implements</text:span><text:span text:style-name="Source_20_Text"> </text:span><text:span text:style-name="T19">Measurable</text:span><text:span text:style-name="Source_20_Text">&lt;</text:span><text:span text:style-name="T19">Velocity</text:span><text:span text:style-name="Source_20_Text">&gt; {</text:span></text:p>
      <text:p text:style-name="Preformatted_20_Text"><text:span text:style-name="Source_20_Text"><text:s text:c="14"/></text:span><text:span text:style-name="T54">double</text:span><text:span text:style-name="Source_20_Text"> x, y, z; </text:span><text:span text:style-name="T55">// In meters.</text:span></text:p>
      <text:p text:style-name="Preformatted_20_Text"><text:span text:style-name="Source_20_Text"><text:s text:c="14"/>...</text:span></text:p>
      <text:p text:style-name="Text_20_body"><text:span text:style-name="Source_20_Text"><text:s text:c="9"/>} </text:span></text:p>
      <text:h text:style-name="P43" text:outline-level="2"><text:reference-mark-start text:name="Using converters"/>Converting between units<text:reference-mark-end text:name="Using converters"/></text:h>
      <text:p text:style-name="Text_20_body">Users may converts between units directly using the <text:span text:style-name="T19">javax.measure.unit</text:span> package</text:p>
      <text:p text:style-name="Preformatted_20_Text"><text:span text:style-name="T54"/></text:p>
      <text:p text:style-name="Preformatted_20_Text"><text:span text:style-name="Source_20_Text"><text:s text:c="6"/></text:span><text:span text:style-name="T55">// Conversion between units.</text:span></text:p>
      <text:p text:style-name="Preformatted_20_Text"><text:span text:style-name="Source_20_Text"><text:s text:c="6"/></text:span><text:span text:style-name="T43">KILO</text:span><text:span text:style-name="Source_20_Text">(</text:span><text:span text:style-name="T43">METER</text:span><text:span text:style-name="Source_20_Text">).getConverterTo(</text:span><text:span text:style-name="T43">MILE</text:span><text:span text:style-name="Source_20_Text">).convert(10.0);</text:span></text:p>
      <text:p text:style-name="Preformatted_20_Text"><text:span text:style-name="Source_20_Text"/></text:p>
      <text:p text:style-name="Preformatted_20_Text"><text:span text:style-name="Source_20_Text"><text:tab/>&gt; 6.2137119223733395</text:span></text:p>
      <text:p text:style-name="Preformatted_20_Text"><text:span text:style-name="Source_20_Text"><text:s text:c="12"/></text:span></text:p>
      <text:p text:style-name="Preformatted_20_Text"><text:span text:style-name="Source_20_Text"><text:s text:c="6"/></text:span><text:span text:style-name="T55">// Retrieval of the system unit (identifies the measurement type). <text:s text:c="3"/></text:span></text:p>
      <text:p text:style-name="Preformatted_20_Text"><text:span text:style-name="Source_20_Text"><text:s text:c="6"/></text:span><text:span text:style-name="T43">REVOLUTION</text:span><text:span text:style-name="Source_20_Text">.divide(</text:span><text:span text:style-name="T43">MINUTE</text:span><text:span text:style-name="Source_20_Text">).getSystemUnit();</text:span></text:p>
      <text:p text:style-name="Preformatted_20_Text"><text:span text:style-name="Source_20_Text"/></text:p>
      <text:p text:style-name="Preformatted_20_Text"><text:span text:style-name="Source_20_Text"><text:tab/>&gt; rad/s</text:span></text:p>
      <text:p text:style-name="Preformatted_20_Text"><text:span text:style-name="Source_20_Text"><text:s text:c="8"/></text:span></text:p>
      <text:p text:style-name="Preformatted_20_Text"><text:span text:style-name="Source_20_Text"><text:s text:c="6"/></text:span><text:span text:style-name="T55">// Dimension checking (allows/disallows conversions) <text:s text:c="3"/></text:span></text:p>
      <text:p text:style-name="Preformatted_20_Text"><text:span text:style-name="Source_20_Text"><text:s text:c="6"/></text:span><text:span text:style-name="T43">ELECTRON_VOLT</text:span><text:span text:style-name="Source_20_Text">.isCompatible(</text:span><text:span text:style-name="T43">WATT</text:span><text:span text:style-name="Source_20_Text">.times(</text:span><text:span text:style-name="T43">HOUR</text:span><text:span text:style-name="Source_20_Text">));</text:span></text:p>
      <text:p text:style-name="Preformatted_20_Text"/>
      <text:p text:style-name="Preformatted_20_Text"><text:span text:style-name="Source_20_Text"><text:tab/>&gt; true</text:span></text:p>
      <text:p text:style-name="Preformatted_20_Text"><text:span text:style-name="Source_20_Text"/></text:p>
      <text:p text:style-name="Preformatted_20_Text"><text:span text:style-name="Source_20_Text"><text:s text:c="6"/></text:span><text:span text:style-name="T55">// Retrieval of the unit dimension (depends upon the current model).</text:span></text:p>
      <text:p text:style-name="Preformatted_20_Text"><text:span text:style-name="Source_20_Text"><text:s text:c="6"/></text:span><text:span text:style-name="T43">ELECTRON_VOLT</text:span><text:span text:style-name="Source_20_Text">.getDimension();</text:span></text:p>
      <text:p text:style-name="Preformatted_20_Text"><text:span text:style-name="Source_20_Text"><text:s/></text:span></text:p>
      <text:p text:style-name="Preformatted_20_Text"><text:span text:style-name="Source_20_Text"><text:tab/>&gt; [L]²·[M]/[T]²</text:span></text:p>
      <text:h text:style-name="Heading_20_2" text:outline-level="2">Compile type checking of dimension consistency.</text:h>
      <text:p text:style-name="Text_20_body"/>
      <text:p text:style-name="Text_20_body">Units parameterization(&lt;Q extends <text:span text:style-name="Source_20_Text">Quantity</text:span>&gt;) enforces compile-time checks of units/measures consistency, for example:</text:p>
      <text:p text:style-name="Text_20_body"/>
      <text:p text:style-name="Preformatted_20_Text"><text:span text:style-name="Source_20_Text"><text:s text:c="4"/></text:span><text:span text:style-name="T19">Unit</text:span><text:span text:style-name="Source_20_Text">&lt;</text:span><text:span text:style-name="T19">Duration</text:span><text:span text:style-name="Source_20_Text">&gt; MINUTE = SECONDS.times(60); </text:span><text:span text:style-name="T55">// Ok.</text:span></text:p>
      <text:p text:style-name="Preformatted_20_Text"><text:span text:style-name="Source_20_Text"><text:s text:c="4"/></text:span><text:span text:style-name="T19">Unit</text:span><text:span text:style-name="Source_20_Text">&lt;</text:span><text:span text:style-name="T19">Duration</text:span><text:span text:style-name="Source_20_Text">&gt; MINUTE = METER.times(60); </text:span><text:span text:style-name="T55">// Compile error.</text:span></text:p>
      <text:p text:style-name="Preformatted_20_Text"><text:span text:style-name="Source_20_Text"><text:s text:c="4"/></text:span></text:p>
      <text:p text:style-name="Preformatted_20_Text"><text:span text:style-name="Source_20_Text"><text:s text:c="4"/></text:span><text:span text:style-name="T19">Unit</text:span><text:span text:style-name="Source_20_Text">&lt;</text:span><text:span text:style-name="T19">Pressure</text:span><text:span text:style-name="Source_20_Text">&gt; HECTOPASCAL = HECTO(PASCAL); </text:span><text:span text:style-name="T55">// Ok.</text:span></text:p>
      <text:p text:style-name="Preformatted_20_Text"><text:span text:style-name="Source_20_Text"><text:s text:c="4"/></text:span><text:span text:style-name="T19">Unit</text:span><text:span text:style-name="Source_20_Text">&lt;</text:span><text:span text:style-name="T19">Pressure</text:span><text:span text:style-name="Source_20_Text">&gt; HECTOPASCAL = HECTO(NEWTON); </text:span><text:span text:style-name="T55">// Compile error.</text:span></text:p>
      <text:p text:style-name="Preformatted_20_Text"><text:span text:style-name="Source_20_Text"><text:s text:c="4"/></text:span></text:p>
      <text:p text:style-name="Preformatted_20_Text"><text:span text:style-name="Source_20_Text"><text:s text:c="4"/></text:span><text:span text:style-name="T19">Measurable</text:span><text:span text:style-name="Source_20_Text">&lt;</text:span><text:span text:style-name="T19">Duration</text:span><text:span text:style-name="Source_20_Text">&gt; duration = </text:span><text:span text:style-name="T19">Measure</text:span><text:span text:style-name="Source_20_Text">.valueOf(2, MINUTE); </text:span><text:span text:style-name="T55">// Ok.</text:span></text:p>
      <text:p text:style-name="Preformatted_20_Text"><text:span text:style-name="Source_20_Text"><text:s text:c="4"/></text:span><text:span text:style-name="T19">Measurable</text:span><text:span text:style-name="Source_20_Text">&lt;</text:span><text:span text:style-name="T19">Duration</text:span><text:span text:style-name="Source_20_Text">&gt; duration = </text:span><text:span text:style-name="T19">Measure</text:span><text:span text:style-name="Source_20_Text">.valueOf(2, BAR);</text:span><text:span text:style-name="T55">// Compile error.</text:span></text:p>
      <text:p text:style-name="Preformatted_20_Text"><text:span text:style-name="Source_20_Text"><text:s text:c="4"/></text:span></text:p>
      <text:p text:style-name="Preformatted_20_Text"><text:span text:style-name="Source_20_Text"><text:s text:c="4"/></text:span><text:span text:style-name="T54">long</text:span><text:span text:style-name="Source_20_Text"> milliseconds = duration.longValue(MILLI(SECOND)); </text:span><text:span text:style-name="T55">// Ok.</text:span></text:p>
      <text:p text:style-name="P47"><text:span text:style-name="Source_20_Text"><text:s text:c="4"/></text:span><text:span text:style-name="T54">long</text:span><text:span text:style-name="Source_20_Text"> milliseconds = duration.longValue(POUND); </text:span><text:span text:style-name="T55">// Compile error.</text:span></text:p>
      <text:h text:style-name="P43" text:outline-level="2"><text:reference-mark-start text:name="Using parameterization"/>Using parameterization in custom classes<text:reference-mark-end text:name="Using parameterization"/></text:h>
      <text:p text:style-name="Text_20_body">Geographic Information System (GIS) softwares are confronted to a large range of Coordinate Reference Systems (CRS). For example the <text:a xlink:type="simple" xlink:href="http://www.epsg.org/">European Petroleum Survey Group</text:a> database contains the definitions for more than 3700 CRS used around the world. Detailed CRS descriptions are essential to accurate positioning of geographic objects, and axis units are part of CRS descriptions. The classes and attributes to be expected in CRS definitions are specified by ISO 19111.</text:p>
      <text:p text:style-name="Text_20_body">Lets suppose that a developer wants to implement a simple two-dimensional CRS framework in the spirit of ISO 19111<text:note text:id="ftn5" text:note-class="footnote"><text:note-citation>5</text:note-citation><text:note-body><text:p text:style-name="Footnote">For the sake of simplicity, this example is limited to the two-dimensional case (thus avoiding the complication of vertical and temporal axises using different units than the horizontal ones), omit the <text:span text:style-name="Source_20_Text">CoordinateSystem</text:span> association and assumes that every axis share the same unit. The real ISO 19111 specification is of course more elaborated than this example.</text:p></text:note-body></text:note>. He may want a <text:span text:style-name="Source_20_Text">CoordinateReferenceSystem</text:span> base class and a subclass for different kind of CRS:</text:p>
      <text:p text:style-name="Code_20_begin"><text:span text:style-name="T56">public class</text:span> CoordinateReferenceSystem<text:span text:style-name="T29">&lt;Q extends </text:span><text:span text:style-name="T23">Quantity</text:span><text:span text:style-name="T29">&gt;</text:span> {</text:p>
      <text:p text:style-name="Code"><text:s text:c="4"/><text:span text:style-name="T56">private</text:span> <text:span text:style-name="T23">Unit</text:span><text:span text:style-name="T29">&lt;Q&gt;</text:span> axisUnit;</text:p>
      <text:p text:style-name="Code"/>
      <text:p text:style-name="Code"><text:s text:c="4"/><text:span text:style-name="T56">public</text:span> CoordinateReferenceSystem(<text:span text:style-name="T23">Unit</text:span><text:span text:style-name="T29">&lt;Q&gt;</text:span> axisUnit) {</text:p>
      <text:p text:style-name="Code"><text:s text:c="8"/><text:span text:style-name="T56">this</text:span>.axisUnit = axisUnit;</text:p>
      <text:p text:style-name="Code"><text:s text:c="4"/>}</text:p>
      <text:p text:style-name="Code"/>
      <text:p text:style-name="Code"><text:s text:c="4"/><text:span text:style-name="T56">public</text:span> <text:span text:style-name="T23">Unit</text:span><text:span text:style-name="T29">&lt;Q&gt;</text:span> getUnit(<text:span text:style-name="T56">int</text:span> dimension) {</text:p>
      <text:p text:style-name="Standard"><text:span text:style-name="T55"><text:tab/><text:tab/>// Assuming all axis use the same unit.</text:span></text:p>
      <text:p text:style-name="Code"><text:s text:c="8"/><text:span text:style-name="T56">return</text:span> axisUnit;</text:p>
      <text:p text:style-name="Code"><text:s text:c="4"/>}</text:p>
      <text:p text:style-name="Code_20_end">}</text:p>
      <text:p text:style-name="Text_20_body">The above base class accepts units of arbitrary types because units may be kilometers (as in map projections), angular degrees (as in longitude and latitude), decibars (a pressure unit used for some depth measurement in oceans), <text:span text:style-name="Citation">etc.</text:span> However, some special kinds of coordinate reference system may restrict axis to a particular kind of units. For example geographic CRS expect longitude and latitude expressed in some angular units, usually degrees or gradients. Such subclass can be written as below:</text:p>
      <text:p text:style-name="Code_20_begin"><text:span text:style-name="T56">public class</text:span> GeographicCRS <text:span text:style-name="T56">extends</text:span> CoordinateReferenceSystem<text:span text:style-name="T29">&lt;</text:span><text:span text:style-name="T23">Angle</text:span><text:span text:style-name="T29">&gt;</text:span> {</text:p>
      <text:p text:style-name="Code"><text:s text:c="4"/><text:span text:style-name="T56">public</text:span> GeographicCRS(<text:span text:style-name="T23">Unit</text:span><text:span text:style-name="T29">&lt;</text:span><text:span text:style-name="T23">Angle</text:span><text:span text:style-name="T29">&gt;</text:span> axisUnit) {</text:p>
      <text:p text:style-name="Code"><text:s text:c="8"/><text:span text:style-name="T56">super</text:span>(axisUnit);</text:p>
      <text:p text:style-name="Code"><text:s text:c="4"/>}</text:p>
      <text:p text:style-name="Code_20_end">}</text:p>
      <text:p text:style-name="Text_20_body">Projected CRS expect linear units for their <text:span text:style-name="Variable">x</text:span> and <text:span text:style-name="Variable">y</text:span> axis, often kilometres or miles:</text:p>
      <text:p text:style-name="Code_20_begin"><text:span text:style-name="T56">public class</text:span> ProtectedCRS <text:span text:style-name="T56">extends</text:span> CoordinateReferenceSystem<text:span text:style-name="T29">&lt;</text:span><text:span text:style-name="T23">Length</text:span><text:span text:style-name="T29">&gt; </text:span>{</text:p>
      <text:p text:style-name="Code"><text:s text:c="4"/><text:span text:style-name="T56">public</text:span> ProtectedCRS(<text:span text:style-name="T23">Unit</text:span><text:span text:style-name="T29">&lt;</text:span><text:span text:style-name="T23">Length</text:span><text:span text:style-name="T29">&gt;</text:span> axisUnit) {</text:p>
      <text:p text:style-name="Code"><text:s text:c="8"/><text:span text:style-name="T56">super</text:span>(axisUnit);</text:p>
      <text:p text:style-name="Code"><text:s text:c="4"/>}</text:p>
      <text:p text:style-name="Code_20_end">}</text:p>
      <text:h text:style-name="P43" text:outline-level="2"><text:reference-mark-start text:name="Using affine transform"/>Affine Transformations and Unit Conversions<text:reference-mark-end text:name="Using affine transform"/></text:h>
      <text:p text:style-name="Text_20_body">When rendering a map, Geographic Information System (GIS) softwares need to convert coordinates from a user space (typically some map projections) to the device space. The device axis units is assuming having some known relationship with inch – for example a 72 DPI device has 72 “device units” (dots) per inch. The map projection axis units can be any linear units like kilometres or nautical miles, as in the <text:span text:style-name="Source_20_Text">ProjectedCRS</text:span> class from <text:span text:style-name="T1">§</text:span> <text:reference-ref text:reference-format="chapter" text:ref-name="Using parameterization">5.5</text:reference-ref>. Those units are usually chosen at runtime only.</text:p>
      <text:p text:style-name="Text_20_body">The GIS rendering engine can know approximatively how to convert from inch to device units using the informations provided by Java2D, as <text:span text:style-name="Source_20_Text">GraphicsConfiguration.getNormalizingTransform()</text:span> which returns an <text:span text:style-name="Source_20_Text">AffineTransform</text:span>. On the user space end, conversions from the map projection axis units to inch can be determined by <text:span text:style-name="Source_20_Text">Converter</text:span> instances from this <text:span text:style-name="Source_20_Text">javax.measure</text:span> package. In the particular case where the conversions are linear, a pair of converters can be packed into a single <text:span text:style-name="Source_20_Text">AffineTransform</text:span> object. This affine transform can be concatenated with the one provided by <text:span text:style-name="Source_20_Text">GraphicsConfiguration</text:span>, thus resulting in a single <text:span text:style-name="Source_20_Text">AffineTransform</text:span> object for all the conversion path from user space to device space. This allows efficient rendering with <text:span text:style-name="Source_20_Text">java.awt.Graphics2D</text:span>.</text:p>
      <text:p text:style-name="Text_20_body">Two linear unit conversions (numbered 1 and 2) of the form:</text:p>
      <text:p text:style-name="P48"><text:span text:style-name="Variable">d</text:span><text:span text:style-name="T57">1</text:span> <text:s/>= <text:s/><text:span text:style-name="Variable">a</text:span><text:span text:style-name="T58">1</text:span> <text:s/>+ <text:s/><text:span text:style-name="Variable">b</text:span><text:span text:style-name="T58">1</text:span> <text:span text:style-name="T1">×</text:span> <text:span text:style-name="Variable">u</text:span><text:span text:style-name="T58">1</text:span><text:tab/>where<text:tab/><text:span text:style-name="Variable">a</text:span> and <text:span text:style-name="Variable">b</text:span> are coefficients for unit conversions</text:p>
      <text:p text:style-name="P49"><text:span text:style-name="Variable">d</text:span><text:span text:style-name="T57">2</text:span> <text:s/>= <text:s/><text:span text:style-name="Variable">a</text:span><text:span text:style-name="T58">2</text:span> <text:s/>+ <text:s/><text:span text:style-name="Variable">b</text:span><text:span text:style-name="T58">2</text:span> <text:span text:style-name="T1">×</text:span> <text:span text:style-name="Variable">u</text:span><text:span text:style-name="T58">2</text:span><text:tab/><text:tab/><text:span text:style-name="Variable">u</text:span> and <text:span text:style-name="Variable">d</text:span> are coordinates in user and device space respectively</text:p>
      <text:p text:style-name="P50">can be packed in an affine transform as below:</text:p>
      <text:p text:style-name="Space_20_for_20_figure"><draw:frame draw:style-name="fr9" draw:name="Objet1" text:anchor-type="as-char" svg:width="1.7681in" svg:height="0.7091in" draw:z-index="13"><draw:object xlink:href="./Object 1" xlink:type="simple" xlink:show="embed" xlink:actuate="onLoad"/><draw:image xlink:href="./ObjectReplacements/Object 1" xlink:type="simple" xlink:show="embed" xlink:actuate="onLoad"/></draw:frame></text:p>
      <text:p text:style-name="Text_20_body">The <text:span text:style-name="Variable">a</text:span> and <text:span text:style-name="Variable">b</text:span> coefficients can be determined using the following idioms, which are guarantee to be true when a conversion is linear. The linearity condition can be verified by <text:span text:style-name="Source_20_Text">Converter.isLinear()</text:span>.</text:p>
      <text:list text:style-name="List_20_1">
        <text:list-item text:start-value="1">
          <text:p text:style-name="P7"><text:span text:style-name="Source_20_Text">Converter.convert(0)</text:span> returns the offset (<text:span text:style-name="Variable">a</text:span>) since <text:span text:style-name="Variable">a</text:span> + <text:span text:style-name="Variable">b</text:span> <text:span text:style-name="T1">×</text:span> <text:span text:style-name="Variable">u</text:span> = <text:span text:style-name="Variable">a</text:span> when <text:span text:style-name="Variable">u</text:span> = 0.</text:p>
        </text:list-item>
        <text:list-item>
          <text:p text:style-name="P12"><text:span text:style-name="Source_20_Text">Converter.derivative(0)</text:span> returns the slope (<text:span text:style-name="Variable">b</text:span>), which is identical for all <text:span text:style-name="Variable">u</text:span> value in the special case of linear conversions. The 0 value is actually ignored.</text:p>
        </text:list-item>
      </text:list>
      <text:p text:style-name="Text_20_body">Thus, affine transform for unit conversions in a two-dimensional space can be constructed as below:</text:p>
      <text:p text:style-name="Code_20_begin">AffineTransform mapUnitsToInch(ProjectedCRS crs) {</text:p>
      <text:p text:style-name="Code"><text:s text:c="4"/>Converter xCnv = crs.getUnit(0).getConverterTo(INCH);</text:p>
      <text:p text:style-name="Code"><text:s text:c="4"/>Converter yCnv = crs.getUnit(1).getConverterTo(INCH);</text:p>
      <text:p text:style-name="Code"><text:s text:c="4"/><text:span text:style-name="T56">if</text:span> (!xCnv.isLinear() || !yCnv.isLinear()) {</text:p>
      <text:p text:style-name="Code"><text:s text:c="8"/><text:span text:style-name="T56">throw new </text:span>RuntimeException(<text:span text:style-name="T53">"</text:span><text:span text:style-name="T59">Unit conversions must be linear.</text:span><text:span text:style-name="T53">"</text:span>);</text:p>
      <text:p text:style-name="Code"><text:s text:c="4"/>}</text:p>
      <text:p text:style-name="Code"><text:s text:c="4"/><text:span text:style-name="T56">double</text:span> a1 = xCnv.convert(0);</text:p>
      <text:p text:style-name="Code"><text:s text:c="4"/><text:span text:style-name="T56">double</text:span> b1 = xCnv.derivative(0);</text:p>
      <text:p text:style-name="Code"><text:s text:c="4"/><text:span text:style-name="T56">double</text:span> a2 = yCnv.convert(0);</text:p>
      <text:p text:style-name="Code"><text:s text:c="4"/><text:span text:style-name="T56">double</text:span> b2 = yCnv.derivative(0);</text:p>
      <text:p text:style-name="Code"><text:s text:c="4"/><text:span text:style-name="T56">return new</text:span> AffineTransform(b1, 0, a1, 0, b2, a2);</text:p>
      <text:p text:style-name="Code_20_end">}</text:p>
      <text:h text:style-name="Heading_20_1" text:outline-level="1"><text:reference-mark-start text:name="Supported Units"/>Supported units<text:reference-mark-end text:name="Supported Units"/></text:h>
      <text:p text:style-name="Text_20_body">The out-of-the-box units database shall include support for the units defined in the following documents:</text:p>
      <text:list text:style-name="List_20_1">
        <text:list-item text:start-value="1">
          <text:p text:style-name="P7">BIPM units (same as ISO 1000), including:</text:p>
        </text:list-item>
        <text:list-item>
          <text:p text:style-name="P8"><text:a xlink:type="simple" xlink:href="http://www.bipm.fr/en/si/base_units/"><text:span text:style-name="Internet_20_link">Base units</text:span></text:a></text:p>
        </text:list-item>
        <text:list-item>
          <text:p text:style-name="P9"><text:a xlink:type="simple" xlink:href="http://www.bipm.fr/en/si/derived_units/2-2-3.html"><text:span text:style-name="Internet_20_link">Dimensionless derived units</text:span></text:a></text:p>
        </text:list-item>
        <text:list-item>
          <text:p text:style-name="P9"><text:a xlink:type="simple" xlink:href="http://www.bipm.fr/en/si/derived_units/2-2-2.html"><text:span text:style-name="Internet_20_link">Derived units with special names</text:span></text:a></text:p>
        </text:list-item>
        <text:list-item>
          <text:p text:style-name="P9"><text:a xlink:type="simple" xlink:href="http://www.bipm.fr/en/si/si_brochure/chapter4/4-1.html"><text:span text:style-name="Internet_20_link">Non-SI units accepted for use with SI</text:span></text:a></text:p>
        </text:list-item>
        <text:list-item>
          <text:p text:style-name="P10"><text:a xlink:type="simple" xlink:href="http://www.bipm.fr/en/si/prefixes.html"><text:span text:style-name="Internet_20_link">SI prefixes from 10</text:span></text:a><text:a xlink:type="simple" xlink:href="http://www.bipm.fr/en/si/prefixes.html"><text:span text:style-name="T60">-24</text:span></text:a><text:a xlink:type="simple" xlink:href="http://www.bipm.fr/en/si/prefixes.html"><text:span text:style-name="Internet_20_link"> to 10</text:span></text:a><text:a xlink:type="simple" xlink:href="http://www.bipm.fr/en/si/prefixes.html"><text:span text:style-name="T61">+24</text:span></text:a>.</text:p>
        </text:list-item>
        <text:list-item>
          <text:p text:style-name="P11">ISO 31 including:</text:p>
        </text:list-item>
        <text:list-item>
          <text:p text:style-name="P8">ISO 31-1: Space and time</text:p>
        </text:list-item>
        <text:list-item>
          <text:p text:style-name="P9">ISO 31-2: Periodic and related phenomena</text:p>
        </text:list-item>
        <text:list-item>
          <text:p text:style-name="P9">ISO 31-3: Mechanics</text:p>
        </text:list-item>
        <text:list-item>
          <text:p text:style-name="P9">ISO 31-4: Heat</text:p>
        </text:list-item>
        <text:list-item>
          <text:p text:style-name="P9">ISO 31-5: Electricity and magnetism</text:p>
        </text:list-item>
        <text:list-item>
          <text:p text:style-name="P9">ISO 31-6: Light and related electromagnetic radiations</text:p>
        </text:list-item>
        <text:list-item>
          <text:p text:style-name="P9">ISO 31-7: Acoustics</text:p>
        </text:list-item>
        <text:list-item>
          <text:p text:style-name="P9">ISO 31-8: Physical chemistry and molecular physics</text:p>
        </text:list-item>
        <text:list-item>
          <text:p text:style-name="P9">ISO 31-9: Atomic and nuclear physics</text:p>
        </text:list-item>
        <text:list-item>
          <text:p text:style-name="P9">ISO 31-10: Nuclear reactions and ionizing radiations</text:p>
        </text:list-item>
        <text:list-item>
          <text:p text:style-name="P9">ISO 31-11: Mathematical signs and symbols for use in the physical sciences and technology</text:p>
        </text:list-item>
        <text:list-item>
          <text:p text:style-name="P9">ISO 31-12: Characteristic numbers</text:p>
        </text:list-item>
        <text:list-item>
          <text:p text:style-name="P10">ISO 31-13: Solid state physics</text:p>
        </text:list-item>
        <text:list-item>
          <text:p text:style-name="P11">NIST</text:p>
        </text:list-item>
        <text:list-item>
          <text:p text:style-name="P8">NIST Handbook 44 - 2002 Edition; Specifications, Tolerances, And Other Technical Requirements for Weighing and Measuring Devices.</text:p>
        </text:list-item>
        <text:list-item>
          <text:p text:style-name="P51"><text:a xlink:type="simple" xlink:href="http://ts.nist.gov/ts/htdocs/230/235/h4402/appenc.pdf"><text:span text:style-name="Internet_20_link">Appendix C - General Tables of Units of Measurement</text:span></text:a></text:p>
        </text:list-item>
        <text:list-item>
          <text:p text:style-name="P9"><text:a xlink:type="simple" xlink:href="http://ts.nist.gov/ts/htdocs/200/202/fs376-b.pdf"><text:span text:style-name="Internet_20_link">Federal Standard 376B</text:span></text:a></text:p>
        </text:list-item>
        <text:list-item>
          <text:p text:style-name="P10"><text:a xlink:type="simple" xlink:href="http://physics.nist.gov/cuu/pdf/sp811.pdf"><text:span text:style-name="Internet_20_link">NIST Special Publication 811</text:span></text:a> - Guide for the Use of the International System of Units (SI); 1995. (Specifically units defined in appendix B8)</text:p>
        </text:list-item>
      </text:list>
      <text:p text:style-name="Text_20_body"/>
      <text:h text:style-name="Heading_20_1" text:outline-level="1">Frequently asked questions</text:h>
      <text:h text:style-name="Heading_20_4" text:outline-level="4">Why are units parametrized with Quantity? Wouldn't Dimension be more appropriate?</text:h>
      <text:p text:style-name="Text_20_body_20_indent">The first concept from which all others are derived is Quantity (<text:span text:style-name="T1">§</text:span> <text:reference-ref text:reference-format="chapter" text:ref-name="Definitions of terms">3</text:reference-ref>). Quantities are suitable to parameterize units as they provide an important compile time information: What kind of quantity a unit states. The standard parametrization mechanism in Java works reasonably well with quantities for the most basic operations. For example a length unit being scaled is still a length unit. Using a Dimension class for parameterization of units can lead to problems:</text:p>
      <text:list text:style-name="List_20_1">
        <text:list-item text:start-value="1">
          <text:p text:style-name="P7">Dimensions change with the model. For example the dimension of the watt unit is [L]²·[M]/[T]³ in the standard model (SI system of units), but become [M]/[T] in the relativistic model.</text:p>
        </text:list-item>
        <text:list-item>
          <text:p text:style-name="P11">Units may have the same dimension and still apply to different quantities. For example both Torque and Energy have a dimension of [L]²·[M]/[T]² in the standard model. Nevertheless it is convenient and safer to consider them as two different quantities with their own units. Other examples are sea water salinity (PSS-78), some kind of concentration and angles, which are all dimensionless but still convenient to treat as different kind of quantity.</text:p>
        </text:list-item>
        <text:list-item>
          <text:p text:style-name="P12">Users will work primarily with Measure and Unit objects. The need to work with <text:span text:style-name="Source_20_Text">Dimension</text:span> objects is less common. If the units were parametrized with dimension instead of quantity, the API would need to define many <text:span text:style-name="Source_20_Text">Dimension</text:span> subtypes in the same way that it currently defines many <text:span text:style-name="Source_20_Text">Quantity</text:span> subinterfaces, resulting in a large increase of API size – almost doubling the amount of types.</text:p>
        </text:list-item>
      </text:list>
      <text:p text:style-name="Text_20_body"/>
      <text:h text:style-name="Heading_20_1" text:outline-level="1">References</text:h>
      <text:list text:style-name="List_20_1">
        <text:list-item text:start-value="1">
          <text:p text:style-name="P7">BIPM - <text:span text:style-name="T62">Bureau International des Poids et Mesures</text:span></text:p>
        </text:list-item>
        <text:list-item>
          <text:p text:style-name="P52"><text:a xlink:type="simple" xlink:href="http://www1.bipm.org/utils/en/pdf/si-brochure.pdf">Brochure on the International System of Units</text:a></text:p>
        </text:list-item>
        <text:list-item>
          <text:p text:style-name="P11">ISO - <text:span text:style-name="T9">International Organization for Standardization</text:span></text:p>
        </text:list-item>
        <text:list-item>
          <text:p text:style-name="P8"><text:a xlink:type="simple" xlink:href="http://en.wikipedia.org/wiki/ISO_31">ISO 31</text:a> (Quantities and units)</text:p>
        </text:list-item>
        <text:list-item>
          <text:p text:style-name="P9">ISO 1000</text:p>
        </text:list-item>
        <text:list-item>
          <text:p text:style-name="P9"><text:a xlink:type="simple" xlink:href="http://www.steptools.com/support/stdev_docs/express/part41/index.html">ISO 10303 STEP Part 41</text:a> .</text:p>
        </text:list-item>
        <text:list-item>
          <text:p text:style-name="P51"><text:a xlink:type="simple" xlink:href="http://www.tc184-sc4.org/SC4_Open/SC4_Work_Products_Documents/STEP_(10303)/Files/p41dos.exp">STEP Part 41 EXPRESS Schema</text:a> .</text:p>
        </text:list-item>
        <text:list-item>
          <text:p text:style-name="P11">NIST - <text:span text:style-name="T9">US National Institute of Standards and Technology</text:span></text:p>
        </text:list-item>
        <text:list-item>
          <text:p text:style-name="P8"><text:a xlink:type="simple" xlink:href="http://physics.nist.gov/cuu/Units/">International System of Units (SI)</text:a></text:p>
        </text:list-item>
        <text:list-item>
          <text:p text:style-name="P10"><text:a xlink:type="simple" xlink:href="http://physics.nist.gov/Pubs/SP811/contents.html">Guide for the Use of the International System of Units (SI)</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Arial Unicode MS" svg:font-family="'Arial Unicode MS'"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ahoma" svg:font-family="Tahoma" style:font-adornments="Normal" style:font-family-generic="swiss" style:font-pitch="variable"/>
    <style:font-face style:name="Times New Roman3"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Arial Unicode MS"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5pt" fo:language="en" fo:country="US"/>
    </style:style>
    <style:style style:name="Text_20_body" style:display-name="Text body" style:family="paragraph" style:parent-style-name="Standard" style:class="text" style:master-page-name="">
      <style:paragraph-properties fo:margin-top="0in" fo:margin-bottom="0.0835in" fo:text-align="justify" style:justify-single-word="false" fo:orphans="2" fo:hyphenation-ladder-count="no-limit"/>
      <style:text-properties style:font-name="Arial" fo:font-size="10.5pt" fo:hyphenate="false" fo:hyphenation-remain-char-count="2" fo:hyphenation-push-char-count="2"/>
    </style:style>
    <style:style style:name="Text_20_body_20_indent" style:display-name="Text body indent" style:family="paragraph" style:parent-style-name="Text_20_body" style:class="text" style:master-page-name="">
      <style:paragraph-properties fo:margin-left="0.1965in" fo:margin-right="0in" fo:widows="2" fo:text-indent="0in" style:auto-text-indent="false"/>
    </style:style>
    <style:style style:name="Heading" style:family="paragraph" style:parent-style-name="Standard" style:next-style-name="Text_20_body" style:class="text" style:master-page-name="">
      <style:paragraph-properties fo:margin-top="0.1665in" fo:margin-bottom="0.0835in" fo:keep-together="always" fo:keep-with-next="always"/>
      <style:text-properties style:font-name="Times New Roman1" fo:font-size="15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937in" fo:margin-bottom="0.0827in"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83in" fo:margin-bottom="0.0398in"/>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paragraph-properties fo:text-align="start" style:justify-single-word="false"/>
      <style:text-properties style:font-name-complex="Tahoma2"/>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List_20_1_20_Start" style:display-name="List 1 Start" style:family="paragraph" style:parent-style-name="List_20_1" style:class="list">
      <style:paragraph-properties fo:margin-top="0.0783in" fo:margin-bottom="0.0398in"/>
    </style:style>
    <style:style style:name="List_20_1" style:display-name="List 1" style:family="paragraph" style:parent-style-name="List" style:class="list">
      <style:paragraph-properties fo:margin-left="0in" fo:margin-right="0in" fo:margin-top="0.0783in" fo:margin-bottom="0.0398in" fo:text-indent="0in" style:auto-text-indent="false"/>
      <style:text-properties fo:font-size="10.5pt"/>
    </style:style>
    <style:style style:name="List_20_1_20_End" style:display-name="List 1 End" style:family="paragraph" style:parent-style-name="List_20_1" style:class="list">
      <style:paragraph-properties fo:margin-top="0.0783in" fo:margin-bottom="0.1965in"/>
    </style:style>
    <style:style style:name="List_20_1_20_Cont." style:display-name="List 1 Cont." style:family="paragraph" style:parent-style-name="List_20_1" style:class="list">
      <style:paragraph-properties>
        <style:tab-stops/>
      </style:paragraph-properties>
    </style:style>
    <style:style style:name="List_20_2_20_Start" style:display-name="List 2 Start" style:family="paragraph" style:parent-style-name="List_20_2" style:class="list"/>
    <style:style style:name="List_20_2" style:display-name="List 2" style:family="paragraph" style:parent-style-name="List" style:class="list">
      <style:paragraph-properties fo:margin-left="0.252in" fo:margin-right="0in" fo:margin-top="0in" fo:margin-bottom="0.0398in" fo:text-indent="0in" style:auto-text-indent="false"/>
    </style:style>
    <style:style style:name="List_20_2_20_End" style:display-name="List 2 End" style:family="paragraph" style:parent-style-name="List_20_2" style:class="list">
      <style:paragraph-properties fo:margin-top="0in" fo:margin-bottom="0.0783in"/>
    </style:style>
    <style:style style:name="List_20_2_20_Cont." style:display-name="List 2 Cont." style:family="paragraph" style:parent-style-name="List_20_2" style:class="list"/>
    <style:style style:name="List_20_3_20_Start" style:display-name="List 3 Start" style:family="paragraph" style:parent-style-name="List" style:class="list">
      <style:paragraph-properties fo:margin-left="0.5043in" fo:margin-right="0in" fo:margin-top="0in" fo:margin-bottom="0.0398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5043in" fo:margin-right="0in" fo:margin-top="0in" fo:margin-bottom="0.0783in" fo:text-indent="0in" style:auto-text-indent="false"/>
    </style:style>
    <style:style style:name="List_20_3_20_Cont." style:display-name="List 3 Cont." style:family="paragraph" style:parent-style-name="List" style:class="list">
      <style:paragraph-properties fo:margin-left="0.5043in" fo:margin-right="0in" fo:margin-top="0in" fo:margin-bottom="0.0398in" fo:text-indent="0in" style:auto-text-indent="false">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imes New Roman2" fo:font-style="italic"/>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0835in" fo:margin-bottom="0.0835in" fo:text-align="center" style:justify-single-word="false" fo:keep-together="always" text:number-lines="false" text:line-number="0"/>
      <style:text-properties fo:font-size="10pt" fo:font-style="normal" style:font-size-asian="12pt" style:font-style-asian="italic" style:font-name-complex="Tahoma2" style:font-size-complex="12pt" style:font-style-complex="italic"/>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0783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master-page-name="">
      <style:paragraph-properties fo:margin-left="0.3937in" fo:margin-right="0in" fo:keep-together="always" fo:text-indent="0in" style:auto-text-indent="false" fo:keep-with-next="always"/>
      <style:text-properties style:font-name="Lucida Console" fo:font-size="10pt" fo:language="fr" fo:country="FR"/>
    </style:style>
    <style:style style:name="Example" style:family="paragraph" style:parent-style-name="Text_20_body_20_indent">
      <style:paragraph-properties fo:margin-left="0.3937in" fo:margin-right="0.3937in" fo:margin-top="0.0783in" fo:margin-bottom="0.1965in" fo:text-indent="0in" style:auto-text-indent="false"/>
      <style:text-properties fo:font-size="10pt"/>
    </style:style>
    <style:style style:name="Code_20_begin" style:display-name="Code begin" style:family="paragraph" style:parent-style-name="Code" style:next-style-name="Code">
      <style:paragraph-properties fo:margin-top="0.1181in" fo:margin-bottom="0in"/>
      <style:text-properties fo:language="fr" fo:country="FR"/>
    </style:style>
    <style:style style:name="Code_20_end" style:display-name="Code end" style:family="paragraph" style:parent-style-name="Code" style:next-style-name="Text_20_body" style:master-page-name="">
      <style:paragraph-properties fo:margin-top="0in" fo:margin-bottom="0.1965in" fo:keep-together="auto" fo:keep-with-next="auto"/>
    </style:style>
    <style:style style:name="Space_20_for_20_figure" style:display-name="Space for figure" style:family="paragraph" style:parent-style-name="Standard" style:next-style-name="Figure" style:master-page-name="">
      <style:paragraph-properties fo:margin-top="0.1965in" fo:margin-bottom="0.1965in" fo:text-align="center" style:justify-single-word="false" fo:keep-together="always" fo:keep-with-next="always"/>
    </style:style>
    <style:style style:name="Figure" style:family="paragraph" style:parent-style-name="Caption">
      <style:paragraph-properties fo:margin-top="0in" fo:margin-bottom="0.2953in" fo:text-align="center" style:justify-single-word="false"/>
      <style:text-properties fo:font-size="10pt" fo:font-style="normal"/>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 fo:font-size="10.5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Console" fo:language="fr" fo:country="FR" style:font-name-asian="Courier New" style:font-name-complex="Courier New"/>
    </style:style>
    <style:style style:name="Variable" style:family="text">
      <style:text-properties fo:font-style="italic" style:font-style-asian="italic" style:font-style-complex="italic"/>
    </style:style>
    <style:style style:name="Units" style:family="text">
      <style:text-properties fo:color="#660066" style:font-name="Times New Roman1" fo:font-size="11pt" fo:language="fr" fo:country="FR"/>
    </style:style>
    <style:style style:name="Reference" style:family="text">
      <style:text-properties fo:color="#000080" fo:font-size="10pt" fo:language="fr" fo:country="F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Discussion" style:family="graphic" style:parent-style-name="Frame">
      <style:graphic-properties svg:width="5.5118in" fo:min-height="0.1965in" text:anchor-type="paragraph" style:wrap="none" fo:background-color="#e6e6ff" style:background-transparency="0%" fo:padding="0.0591in" fo:border="0.0071in solid #280099" style:shadow="none">
        <style:background-image/>
        <style:columns fo:column-count="0" fo:column-gap="0in"/>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space-before="0.1969in"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text:list-style style:name="List_20_2" style:display-name="List 2">
      <text:list-level-style-bullet text:level="1" text:style-name="Numbering_20_Symbols" text:bullet-char="–">
        <style:list-level-properties text:space-before="0.1965in" text:min-label-width="0.1965in"/>
        <style:text-properties style:font-name="StarSymbol"/>
      </text:list-level-style-bullet>
      <text:list-level-style-bullet text:level="2" text:style-name="Numbering_20_Symbols" text:bullet-char="–">
        <style:list-level-properties text:space-before="0.1965in" text:min-label-width="0.1965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parent-style-name="Page_20_Number">
      <style:text-properties fo:font-style="normal" style:text-underline-style="none" fo:font-weight="bold" style:font-style-asian="normal" style:font-weight-asian="bold" style:font-style-complex="normal" style:font-weight-complex="bold"/>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xlink:href="Pictures/10000000000001A5000001427B19CA17.png" xlink:type="simple" xlink:actuate="onLoad"/>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JSR-275 API Specification<text:tab/><text:tab/><text:span text:style-name="T1"><text:page-number text:select-page="current">20</text:page-number></text:span></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Martin Desruisseaux</meta:initial-creator>
    <meta:creation-date>2006-03-01T16:12:34</meta:creation-date>
    <dc:date>2007-06-15T20:41:02</dc:date>
    <dc:language>fr-FR</dc:language>
    <meta:editing-cycles>208</meta:editing-cycles>
    <meta:editing-duration>P5DT21H41M11S</meta:editing-duration>
    <meta:user-defined meta:name="Info 1"/>
    <meta:user-defined meta:name="Info 2"/>
    <meta:user-defined meta:name="Info 3"/>
    <meta:user-defined meta:name="Info 4"/>
    <meta:document-statistic meta:table-count="1" meta:image-count="3" meta:object-count="1" meta:page-count="20" meta:paragraph-count="396" meta:word-count="5804" meta:character-count="37354"/>
  </office:meta>
</office:document-meta>
</file>

<file path=Object 1/content.xml><?xml version="1.0" encoding="utf-8"?>
<!DOCTYPE math  PUBLIC '-//OpenOffice.org//DTD Modified W3C MathML 1.01//EN'  'math.dtd'>
<math:math xmlns:math="http://www.w3.org/1998/Math/MathML">
  <math:semantics>
    <math:mrow>
      <math:mfenced math:open="[" math:close="]">
        <math:mtable>
          <math:mtr>
            <math:mtd>
              <math:msub>
                <math:mi>d</math:mi>
                <math:mn>1</math:mn>
              </math:msub>
            </math:mtd>
          </math:mtr>
          <math:mtr>
            <math:mtd>
              <math:msub>
                <math:mi>d</math:mi>
                <math:mn>2</math:mn>
              </math:msub>
            </math:mtd>
          </math:mtr>
          <math:mtr>
            <math:mtd>
              <math:mn>1</math:mn>
            </math:mtd>
          </math:mtr>
        </math:mtable>
      </math:mfenced>
      <math:mrow>
        <math:mi/>
        <math:mo math:stretchy="false">=</math:mo>
        <math:mi/>
      </math:mrow>
      <math:mfenced math:open="[" math:close="]">
        <math:mtable>
          <math:mtr>
            <math:mtd>
              <math:msub>
                <math:mi>b</math:mi>
                <math:mn>1</math:mn>
              </math:msub>
            </math:mtd>
            <math:mtd>
              <math:mn>0</math:mn>
            </math:mtd>
            <math:mtd>
              <math:msub>
                <math:mi>a</math:mi>
                <math:mn>1</math:mn>
              </math:msub>
            </math:mtd>
          </math:mtr>
          <math:mtr>
            <math:mtd>
              <math:mn>0</math:mn>
            </math:mtd>
            <math:mtd>
              <math:msub>
                <math:mi>b</math:mi>
                <math:mn>2</math:mn>
              </math:msub>
            </math:mtd>
            <math:mtd>
              <math:msub>
                <math:mi>a</math:mi>
                <math:mn>2</math:mn>
              </math:msub>
            </math:mtd>
          </math:mtr>
          <math:mtr>
            <math:mtd>
              <math:mn>0</math:mn>
            </math:mtd>
            <math:mtd>
              <math:mn>0</math:mn>
            </math:mtd>
            <math:mtd>
              <math:mn>1</math:mn>
            </math:mtd>
          </math:mtr>
        </math:mtable>
      </math:mfenced>
      <math:mfenced math:open="[" math:close="]">
        <math:mtable>
          <math:mtr>
            <math:mtd>
              <math:msub>
                <math:mi>u</math:mi>
                <math:mn>1</math:mn>
              </math:msub>
            </math:mtd>
          </math:mtr>
          <math:mtr>
            <math:mtd>
              <math:msub>
                <math:mi>u</math:mi>
                <math:mn>2</math:mn>
              </math:msub>
            </math:mtd>
          </math:mtr>
          <math:mtr>
            <math:mtd>
              <math:mn>1</math:mn>
            </math:mtd>
          </math:mtr>
        </math:mtable>
      </math:mfenced>
    </math:mrow>
    <math:annotation math:encoding="StarMath 5.0">LEFT [matrix{d_1 ## d_2 ## 1} RIGHT ] `=`
LEFT [matrix{b_1 # 0 # a_1 ## 0 # b_2 # a_2 ## 0 # 0 # 1} RIGHT ]
LEFT [matrix{u_1 ## u_2 ## 1} RIGHT ]
</math:annotation>
  </math:semantics>
</math:math>
</file>